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fals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3.43937007874016pt" style:use-optimal-column-width="true"/>
    </style:style>
    <style:style style:name="ACE-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1" style:family="table-cell" style:data-style-name="ND-0">
      <style:table-cell-properties fo:background-color="#2e75b6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4" style:family="table-cell" style:data-style-name="General">
      <style:table-cell-properties fo:background-color="#2e75b6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7" style:family="table-cell" style:data-style-name="ND-0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8" style:family="table-cell" style:data-style-name="ND-1">
      <style:table-cell-properties fo:background-color="#2e75b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9" style:family="table-cell" style:data-style-name="ND-1">
      <style:table-cell-properties fo:background-color="#2e75b6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0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203864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3" style:family="table-cell" style:data-style-name="General">
      <style:table-cell-properties fo:background-color="#203864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14" style:family="table-cell" style:data-style-name="General">
      <style:table-cell-properties fo:background-color="#8faadc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5" style:family="table-cell" style:data-style-name="General">
      <style:table-cell-properties fo:background-color="#8faadc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6" style:family="table-cell" style:data-style-name="General">
      <style:table-cell-properties fo:background-color="#8faadc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17" style:family="table-cell" style:data-style-name="General">
      <style:table-cell-properties fo:background-color="#2e75b6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8" style:family="table-cell" style:data-style-name="General">
      <style:table-cell-properties fo:background-color="#1f4e79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19" style:family="table-cell" style:data-style-name="General">
      <style:table-cell-properties fo:background-color="#1f4e79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20" style:family="table-cell" style:data-style-name="General">
      <style:table-cell-properties fo:background-color="#1f4e79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21" style:family="table-cell" style:data-style-name="ND-0">
      <style:table-cell-properties fo:background-color="#1f4e79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22" style:family="table-cell" style:data-style-name="ND-0">
      <style:table-cell-properties fo:background-color="#1f4e79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23" style:family="table-cell" style:data-style-name="General">
      <style:table-cell-properties fo:background-color="#9dc3e6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24" style:family="table-cell" style:data-style-name="General">
      <style:table-cell-properties fo:background-color="#9dc3e6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ffff" fo:font-family="Calibri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77.81102362204724pt" style:use-optimal-column-width="true"/>
    </style:style>
    <style:style style:name="ACOL-2" style:family="table-column">
      <style:table-column-properties style:column-width="86.51338582677164pt" style:use-optimal-column-width="true"/>
    </style:style>
    <style:style style:name="ACOL-3" style:family="table-column">
      <style:table-column-properties style:column-width="126.14173228346456pt" style:use-optimal-column-width="true"/>
    </style:style>
    <style:style style:name="ACOL-4" style:family="table-column">
      <style:table-column-properties style:column-width="141.25039370078738pt" style:use-optimal-column-width="true"/>
    </style:style>
    <style:style style:name="ACOL-5" style:family="table-column">
      <style:table-column-properties style:column-width="190.48818897637798pt" style:use-optimal-column-width="true"/>
    </style:style>
    <style:style style:name="ACOL-6" style:family="table-column">
      <style:table-column-properties style:column-width="74.60787401574802pt" style:use-optimal-column-width="true"/>
    </style:style>
    <style:style style:name="ACOL-7" style:family="table-column">
      <style:table-column-properties style:column-width="80.16377952755906pt" style:use-optimal-column-width="true"/>
    </style:style>
    <style:style style:name="ACOL-8" style:family="table-column">
      <style:table-column-properties style:column-width="48.38740157480316pt" style:use-optimal-column-width="true"/>
    </style:style>
    <style:style style:name="ACOL-9" style:family="table-column">
      <style:table-column-properties style:column-width="98.39055118110237pt" style:use-optimal-column-width="true"/>
    </style:style>
    <style:style style:name="ACOL-10" style:family="table-column">
      <style:table-column-properties style:column-width="92.04094488188976pt" style:use-optimal-column-width="true"/>
    </style:style>
    <style:style style:name="ACOL-11" style:family="table-column">
      <style:table-column-properties style:column-width="103.20944881889763pt" style:use-optimal-column-width="true"/>
    </style:style>
    <style:style style:name="ACOL-12" style:family="table-column">
      <style:table-column-properties style:column-width="178.61102362204727pt" style:use-optimal-column-width="true"/>
    </style:style>
    <style:style style:name="ACOL-13" style:family="table-column">
      <style:table-column-properties style:column-width="269.03622047244096pt" style:use-optimal-column-width="true"/>
    </style:style>
    <style:style style:name="ACOL-14" style:family="table-column">
      <style:table-column-properties style:column-width="182.5511811023622pt" style:use-optimal-column-width="true"/>
    </style:style>
    <style:style style:name="ACOL-15" style:family="table-column">
      <style:table-column-properties style:column-width="111.08976377952756pt" style:use-optimal-column-width="true"/>
    </style:style>
    <style:style style:name="ACOL-16" style:family="table-column">
      <style:table-column-properties style:column-width="119.05511811023622pt" style:use-optimal-column-width="true"/>
    </style:style>
    <style:style style:name="ACOL-17" style:family="table-column">
      <style:table-column-properties style:column-width="107.88661417322835pt" style:use-optimal-column-width="true"/>
    </style:style>
    <style:style style:name="ACOL-18" style:family="table-column">
      <style:table-column-properties style:column-width="147.65669291338583pt" style:use-optimal-column-width="true"/>
    </style:style>
    <style:style style:name="ACOL-19" style:family="table-column">
      <style:table-column-properties style:column-width="120.61417322834646pt" style:use-optimal-column-width="true"/>
    </style:style>
    <style:style style:name="ACOL-20" style:family="table-column">
      <style:table-column-properties style:column-width="154.74330708661418pt" style:use-optimal-column-width="true"/>
    </style:style>
    <style:style style:name="ACOL-21" style:family="table-column">
      <style:table-column-properties style:column-width="76.13858267716536pt" style:use-optimal-column-width="true"/>
    </style:style>
    <style:style style:name="ACOL-22" style:family="table-column">
      <style:table-column-properties style:column-width="130.96062992125985pt" style:use-optimal-column-width="true"/>
    </style:style>
    <style:style style:name="ACOL-23" style:family="table-column">
      <style:table-column-properties style:column-width="155.53700787401576pt" style:use-optimal-column-width="true"/>
    </style:style>
    <style:style style:name="ACOL-24" style:family="table-column">
      <style:table-column-properties style:column-width="163.4456692913386pt" style:use-optimal-column-width="true"/>
    </style:style>
    <style:style style:name="ACOL-25" style:family="table-column">
      <style:table-column-properties style:column-width="97.65354330708661pt" style:use-optimal-column-width="true"/>
    </style:style>
    <style:style style:name="ACOL-26" style:family="table-column">
      <style:table-column-properties style:column-width="35.68818897637795pt" style:use-optimal-column-width="true"/>
    </style:style>
    <style:style style:name="ACOL-27" style:family="table-column">
      <style:table-column-properties style:column-width="115.90866141732285pt" style:use-optimal-column-width="true"/>
    </style:style>
    <style:style style:name="ACOL-28" style:family="table-column">
      <style:table-column-properties style:column-width="87.30708661417323pt" style:use-optimal-column-width="true"/>
    </style:style>
    <style:style style:name="ACOL-29" style:family="table-column">
      <style:table-column-properties style:column-width="158.74015748031496pt" style:use-optimal-column-width="true"/>
    </style:style>
    <style:style style:name="ACOL-30" style:family="table-column">
      <style:table-column-properties style:column-width="111.91181102362204pt" style:use-optimal-column-width="true"/>
    </style:style>
    <style:style style:name="ACOL-31" style:family="table-column">
      <style:table-column-properties style:column-width="193.66299212598423pt" style:use-optimal-column-width="true"/>
    </style:style>
    <style:style style:name="ACOL-32" style:family="table-column">
      <style:table-column-properties style:column-width="195.25039370078738pt" style:use-optimal-column-width="true"/>
    </style:style>
    <style:style style:name="ACOL-33" style:family="table-column">
      <style:table-column-properties style:column-width="143.65984251968504pt" style:use-optimal-column-width="true"/>
    </style:style>
    <style:style style:name="ACOL-34" style:family="table-column">
      <style:table-column-properties style:column-width="192.10393700787398pt" style:use-optimal-column-width="true"/>
    </style:style>
    <style:style style:name="ACOL-35" style:family="table-column">
      <style:table-column-properties style:column-width="219.85511811023625pt" style:use-optimal-column-width="true"/>
    </style:style>
    <style:style style:name="ACOL-36" style:family="table-column">
      <style:table-column-properties style:column-width="84.9543307086614pt" style:use-optimal-column-width="true"/>
    </style:style>
    <style:style style:name="ACOL-37" style:family="table-column">
      <style:table-column-properties style:column-width="643.6913385826772pt" style:use-optimal-column-width="true"/>
    </style:style>
    <style:style style:name="ACOL-38" style:family="table-column">
      <style:table-column-properties style:column-width="175.40787401574806pt" style:use-optimal-column-width="true"/>
    </style:style>
    <style:style style:name="ACOL-39" style:family="table-column">
      <style:table-column-properties style:column-width="171.43937007874015pt" style:use-optimal-column-width="true"/>
    </style:style>
    <style:style style:name="ACOL-40" style:family="table-column">
      <style:table-column-properties style:column-width="85.69133858267718pt" style:use-optimal-column-width="true"/>
    </style:style>
    <style:style style:name="ACOL-41" style:family="table-column">
      <style:table-column-properties style:column-width="94.45039370078739pt" style:use-optimal-column-width="true"/>
    </style:style>
    <style:style style:name="ACOL-42" style:family="table-column">
      <style:table-column-properties style:column-width="103.94645669291339pt" style:use-optimal-column-width="true"/>
    </style:style>
    <style:style style:name="ACOL-43" style:family="table-column">
      <style:table-column-properties style:column-width="93.65669291338583pt" style:use-optimal-column-width="true"/>
    </style:style>
    <style:style style:name="ACOL-44" style:family="table-column">
      <style:table-column-properties style:column-width="184.13858267716535pt" style:use-optimal-column-width="true"/>
    </style:style>
    <style:style style:name="ACOL-45" style:family="table-column">
      <style:table-column-properties style:column-width="118.26141732283463pt" style:use-optimal-column-width="true"/>
    </style:style>
    <style:style style:name="ACOL-46" style:family="table-column">
      <style:table-column-properties style:column-width="78.60472440944882pt" style:use-optimal-column-width="true"/>
    </style:style>
    <style:style style:name="ACOL-47" style:family="table-column">
      <style:table-column-properties style:column-width="92.86299212598423pt" style:use-optimal-column-width="true"/>
    </style:style>
    <style:style style:name="ACOL-48" style:family="table-column">
      <style:table-column-properties style:column-width="69.84566929133858pt" style:use-optimal-column-width="true"/>
    </style:style>
    <style:style style:name="ACOL-49" style:family="table-column">
      <style:table-column-properties style:column-width="105.56220472440945pt" style:use-optimal-column-width="true"/>
    </style:style>
    <style:style style:name="ACOL-50" style:family="table-column"/>
    <style:style style:name="ACOL-51" style:family="table-column">
      <style:table-column-properties style:column-width="116.64566929133858pt" style:use-optimal-column-width="true"/>
    </style:style>
    <style:style style:name="ACOL-52" style:family="table-column">
      <style:table-column-properties style:column-width="142.044094488189pt" style:use-optimal-column-width="true"/>
    </style:style>
    <style:style style:name="ACOL-53" style:family="table-column">
      <style:table-column-properties style:column-width="278.58897637795275pt" style:use-optimal-column-width="true"/>
    </style:style>
    <style:style style:name="ACOL-54" style:family="table-column">
      <style:table-column-properties style:column-width="114.29291338582676pt" style:use-optimal-column-width="true"/>
    </style:style>
    <style:style style:name="ACOL-55" style:family="table-column">
      <style:table-column-properties style:column-width="132.548031496063pt" style:use-optimal-column-width="true"/>
    </style:style>
    <style:style style:name="ACOL-56" style:family="table-column">
      <style:table-column-properties style:column-width="148.39370078740157pt" style:use-optimal-column-width="true"/>
    </style:style>
    <style:style style:name="ACOL-57" style:family="table-column">
      <style:table-column-properties style:column-width="181.75748031496065pt" style:use-optimal-column-width="true"/>
    </style:style>
    <style:style style:name="ACOL-58" style:family="table-column">
      <style:table-column-properties style:column-width="173.0551181102362pt" style:use-optimal-column-width="true"/>
    </style:style>
    <style:style style:name="ACOL-59" style:family="table-column">
      <style:table-column-properties style:column-width="277.00157480314965pt" style:use-optimal-column-width="true"/>
    </style:style>
    <style:style style:name="ACOL-60" style:family="table-column">
      <style:table-column-properties style:column-width="227.79212598425195pt" style:use-optimal-column-width="true"/>
    </style:style>
    <style:style style:name="ACOL-61" style:family="table-column">
      <style:table-column-properties style:column-width="240.49133858267714pt" style:use-optimal-column-width="true"/>
    </style:style>
    <style:style style:name="ACOL-62" style:family="table-column">
      <style:table-column-properties style:column-width="264.30236220472443pt" style:use-optimal-column-width="true"/>
    </style:style>
    <style:style style:name="ACOL-63" style:family="table-column">
      <style:table-column-properties style:column-width="179.4047244094488pt" style:use-optimal-column-width="true"/>
    </style:style>
    <style:style style:name="ACOL-64" style:family="table-column">
      <style:table-column-properties style:column-width="164.296062992126pt" style:use-optimal-column-width="true"/>
    </style:style>
    <style:style style:name="AROW-1" style:family="table-row">
      <style:table-row-properties style:row-height="26.248818897637793pt" style:use-optimal-row-height="false"/>
    </style:style>
    <style:style style:name="AROW-2" style:family="table-row">
      <style:table-row-properties style:row-height="60.74645669291338pt" style:use-optimal-row-height="true"/>
    </style:style>
    <style:style style:name="AROW-3" style:family="table-row"/>
    <style:style style:name="AROW-4" style:family="table-row">
      <style:table-row-properties style:row-height="12.81259842519685pt" style:use-optimal-row-height="false"/>
    </style:style>
    <style:style style:name="AROW-5" style:family="table-row">
      <style:table-row-properties style:row-height="14.995275590551183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ASOS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5"/>
        <table:table-column table:default-cell-style-name="ACE-5" table:style-name="ACOL-3"/>
        <table:table-column table:default-cell-style-name="ACE-5" table:style-name="ACOL-6"/>
        <table:table-column table:default-cell-style-name="ACE-2" table:style-name="ACOL-7"/>
        <table:table-column table:default-cell-style-name="ACE-5" table:style-name="ACOL-0"/>
        <table:table-column table:default-cell-style-name="ACE-10" table:style-name="ACOL-8"/>
        <table:table-column table:default-cell-style-name="ACE-5" table:style-name="ACOL-9" table:number-columns-repeated="3"/>
        <table:table-column table:default-cell-style-name="ACE-5" table:style-name="ACOL-10"/>
        <table:table-column table:default-cell-style-name="ACE-5" table:style-name="ACOL-11"/>
        <table:table-column table:default-cell-style-name="ACE-5" table:style-name="ACOL-12"/>
        <table:table-column table:default-cell-style-name="ACE-11" table:style-name="ACOL-13"/>
        <table:table-column table:default-cell-style-name="ACE-5" table:style-name="ACOL-14"/>
        <table:table-column table:default-cell-style-name="ACE-5" table:style-name="ACOL-15"/>
        <table:table-column table:default-cell-style-name="ACE-5" table:style-name="ACOL-9"/>
        <table:table-column table:default-cell-style-name="ACE-5" table:style-name="ACOL-16"/>
        <table:table-column table:default-cell-style-name="ACE-5" table:style-name="ACOL-9" table:number-columns-repeated="2"/>
        <table:table-column table:default-cell-style-name="ACE-5" table:style-name="ACOL-17"/>
        <table:table-column table:default-cell-style-name="ACE-5" table:style-name="ACOL-9" table:number-columns-repeated="2"/>
        <table:table-column table:default-cell-style-name="ACE-5" table:style-name="ACOL-11"/>
        <table:table-column table:default-cell-style-name="ACE-5" table:style-name="ACOL-9"/>
        <table:table-column table:default-cell-style-name="ACE-5" table:style-name="ACOL-16"/>
        <table:table-column table:default-cell-style-name="ACE-5" table:style-name="ACOL-18"/>
        <table:table-column table:default-cell-style-name="ACE-5" table:style-name="ACOL-19"/>
        <table:table-column table:default-cell-style-name="ACE-5" table:style-name="ACOL-20"/>
        <table:table-column table:default-cell-style-name="ACE-5" table:style-name="ACOL-21"/>
        <table:table-column table:default-cell-style-name="ACE-5" table:style-name="ACOL-22"/>
        <table:table-column table:default-cell-style-name="ACE-5" table:style-name="ACOL-23"/>
        <table:table-column table:default-cell-style-name="ACE-5" table:style-name="ACOL-24"/>
        <table:table-column table:default-cell-style-name="ACE-5" table:style-name="ACOL-25"/>
        <table:table-column table:default-cell-style-name="ACE-2" table:style-name="ACOL-7"/>
        <table:table-column table:default-cell-style-name="ACE-5" table:style-name="ACOL-10"/>
        <table:table-column table:default-cell-style-name="ACE-5" table:style-name="ACOL-26"/>
        <table:table-column table:default-cell-style-name="ACE-5" table:style-name="ACOL-9" table:number-columns-repeated="3"/>
        <table:table-column table:default-cell-style-name="ACE-5" table:style-name="ACOL-27"/>
        <table:table-column table:default-cell-style-name="ACE-5" table:style-name="ACOL-28"/>
        <table:table-column table:default-cell-style-name="ACE-5" table:style-name="ACOL-15"/>
        <table:table-column table:default-cell-style-name="ACE-5" table:style-name="ACOL-9" table:number-columns-repeated="7"/>
        <table:table-column table:default-cell-style-name="ACE-5" table:style-name="ACOL-29"/>
        <table:table-column table:default-cell-style-name="ACE-5" table:style-name="ACOL-9"/>
        <table:table-column table:default-cell-style-name="ACE-5" table:style-name="ACOL-30"/>
        <table:table-column table:default-cell-style-name="ACE-5" table:style-name="ACOL-31"/>
        <table:table-column table:default-cell-style-name="ACE-5" table:style-name="ACOL-9"/>
        <table:table-column table:default-cell-style-name="ACE-5" table:style-name="ACOL-20"/>
        <table:table-column table:default-cell-style-name="ACE-5" table:style-name="ACOL-32"/>
        <table:table-column table:default-cell-style-name="ACE-5" table:style-name="ACOL-33"/>
        <table:table-column table:default-cell-style-name="ACE-5" table:style-name="ACOL-34"/>
        <table:table-column table:default-cell-style-name="ACE-5" table:style-name="ACOL-35"/>
        <table:table-column table:default-cell-style-name="ACE-5" table:style-name="ACOL-36"/>
        <table:table-column table:default-cell-style-name="ACE-5" table:style-name="ACOL-31"/>
        <table:table-column table:default-cell-style-name="ACE-5" table:style-name="ACOL-37"/>
        <table:table-column table:default-cell-style-name="ACE-5" table:style-name="ACOL-38"/>
        <table:table-column table:default-cell-style-name="ACE-5" table:style-name="ACOL-39"/>
        <table:table-column table:default-cell-style-name="ACE-5" table:style-name="ACOL-38"/>
        <table:table-column table:default-cell-style-name="ACE-5" table:style-name="ACOL-36"/>
        <table:table-column table:default-cell-style-name="ACE-5" table:style-name="ACOL-40"/>
        <table:table-column table:default-cell-style-name="ACE-5" table:style-name="ACOL-21"/>
        <table:table-column table:default-cell-style-name="ACE-5" table:style-name="ACOL-9"/>
        <table:table-column table:default-cell-style-name="ACE-5" table:style-name="ACOL-41"/>
        <table:table-column table:default-cell-style-name="ACE-5" table:style-name="ACOL-42"/>
        <table:table-column table:default-cell-style-name="ACE-5" table:style-name="ACOL-43"/>
        <table:table-column table:default-cell-style-name="ACE-5" table:style-name="ACOL-44"/>
        <table:table-column table:default-cell-style-name="ACE-5" table:style-name="ACOL-7" table:number-columns-repeated="4"/>
        <table:table-column table:default-cell-style-name="ACE-5" table:style-name="ACOL-45"/>
        <table:table-column table:default-cell-style-name="ACE-5" table:style-name="ACOL-46"/>
        <table:table-column table:default-cell-style-name="ACE-5" table:style-name="ACOL-43"/>
        <table:table-column table:default-cell-style-name="ACE-5" table:style-name="ACOL-47"/>
        <table:table-column table:default-cell-style-name="ACE-5" table:style-name="ACOL-48"/>
        <table:table-column table:default-cell-style-name="ACE-5" table:style-name="ACOL-0" table:number-columns-repeated="4"/>
        <table:table-column table:default-cell-style-name="ACE-5" table:style-name="ACOL-49"/>
        <table:table-column table:default-cell-style-name="ACE-5" table:style-name="ACOL-0" table:number-columns-repeated="933"/>
        <table:table-row table:style-name="AROW-1">
          <table:table-cell table:style-name="ACE-0"/>
          <table:table-cell table:number-columns-repeated="2" table:style-name="ACE-3"/>
          <table:table-cell table:number-columns-spanned="30" table:style-name="ACE-6" office:value-type="string">
            <text:p>SOLICITANTE PRINCIPAL</text:p>
          </table:table-cell>
          <table:covered-table-cell table:number-columns-repeated="29"/>
          <table:table-cell table:number-columns-spanned="26" table:style-name="ACE-18" office:value-type="string">
            <text:p>NUCLEO FAMILIAR</text:p>
          </table:table-cell>
          <table:covered-table-cell table:number-columns-repeated="25"/>
          <table:table-cell table:number-columns-spanned="10" table:style-name="ACE-24" office:value-type="string">
            <text:p>SESIONES DE ATENCION</text:p>
          </table:table-cell>
          <table:covered-table-cell table:number-columns-repeated="9"/>
          <table:table-cell table:number-columns-spanned="8" table:style-name="ACE-16" office:value-type="string">
            <text:p>REFUGIO</text:p>
          </table:table-cell>
          <table:covered-table-cell table:number-columns-repeated="7"/>
          <table:table-cell table:number-columns-spanned="14" table:style-name="ACE-13" office:value-type="string">
            <text:p>DESPLAMIENTOS VICTIMAS CONFLICTO INTERNO</text:p>
          </table:table-cell>
          <table:covered-table-cell table:number-columns-repeated="13"/>
          <table:table-cell table:number-columns-repeated="933" table:style-name="ACE-3"/>
        </table:table-row>
        <table:table-row table:style-name="AROW-2">
          <table:table-cell table:style-name="ACE-1" office:value-type="string">
            <text:p>FECHA DE REMISIÓN DE CASO<text:line-break/>(dd/mm/aaaa)</text:p>
          </table:table-cell>
          <table:table-cell table:style-name="ACE-4" office:value-type="string">
            <text:p>CASO N°</text:p>
          </table:table-cell>
          <table:table-cell table:style-name="ACE-4" office:value-type="string">
            <text:p>ASESOR JRS</text:p>
          </table:table-cell>
          <table:table-cell table:style-name="ACE-4" office:value-type="string">
            <text:p>NOMBRE</text:p>
          </table:table-cell>
          <table:table-cell table:style-name="ACE-4" office:value-type="string">
            <text:p>APELLIDOS</text:p>
          </table:table-cell>
          <table:table-cell table:style-name="ACE-4" office:value-type="string">
            <text:p>TIPO DOCUMENTO</text:p>
          </table:table-cell>
          <table:table-cell table:style-name="ACE-4" office:value-type="string">
            <text:p>NUMERO DOCUMENTO</text:p>
          </table:table-cell>
          <table:table-cell table:style-name="ACE-1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Al registrar la fecha de nacimiento la columna K, por medio de formula especifica la edad exacta</text:span></text:span></text:span></text:span></text:span></text:span></text:span></text:span></text:p>
            </office:annotation>
            <text:p>FECHA DE NACIMIENTO<text:line-break/>(dd/mm/aaaa)</text:p>
          </table:table-cell>
          <table:table-cell table:style-name="ACE-4" office:value-type="string">
            <text:p>EDAD DE SALIDA DE SU LUGAR DE ORIGEN</text:p>
          </table:table-cell>
          <table:table-cell table:style-name="ACE-9" office:value-type="string">
            <text:p>EDAD</text:p>
          </table:table-cell>
          <table:table-cell table:style-name="ACE-4" office:value-type="string">
            <text:p>SEXO</text:p>
          </table:table-cell>
          <table:table-cell table:style-name="ACE-4" office:value-type="string">
            <text:p>GÉNERO</text:p>
          </table:table-cell>
          <table:table-cell table:style-name="ACE-4" office:value-type="string">
            <text:p>PAIS NACIMIENTO</text:p>
          </table:table-cell>
          <table:table-cell table:style-name="ACE-4" office:value-type="string">
            <text:p>ESTADO/DEPARTAMENTO DE NACIMIENTO</text:p>
          </table:table-cell>
          <table:table-cell table:style-name="ACE-4" office:value-type="string">
            <text:p>MUNICIO DE NACIMIENTO</text:p>
          </table:table-cell>
          <table:table-cell table:style-name="ACE-4" office:value-type="string">
            <text:p>DIRECCION ACTUAL</text:p>
          </table:table-cell>
          <table:table-cell table:style-name="ACE-9" office:value-type="string">
            <text:p>TELEFONO</text:p>
          </table:table-cell>
          <table:table-cell table:style-name="ACE-4" office:value-type="string">
            <text:p>COMO SE ENTENRO DE SJR</text:p>
          </table:table-cell>
          <table:table-cell table:style-name="ACE-4" office:value-type="string">
            <text:p>RANDO DE EDAD DE DESPLAZAMIENTO EMBLEMATICO</text:p>
          </table:table-cell>
          <table:table-cell table:style-name="ACE-4" office:value-type="string">
            <text:p>ETNIA</text:p>
          </table:table-cell>
          <table:table-cell table:style-name="ACE-4" office:value-type="string">
            <text:p>ORIENTACION SEXUAL</text:p>
          </table:table-cell>
          <table:table-cell table:style-name="ACE-4" office:value-type="string">
            <text:p>RELIGION</text:p>
          </table:table-cell>
          <table:table-cell table:style-name="ACE-4" office:value-type="string">
            <text:p>ESTADO CIVIL</text:p>
          </table:table-cell>
          <table:table-cell table:style-name="ACE-4" office:value-type="string">
            <text:p>ROLL EN LA FAMILIA</text:p>
          </table:table-cell>
          <table:table-cell table:style-name="ACE-4" office:value-type="string">
            <text:p>MATERNIDAD</text:p>
          </table:table-cell>
          <table:table-cell table:style-name="ACE-4" office:value-type="string">
            <text:p>DISCAPACIDAD</text:p>
          </table:table-cell>
          <table:table-cell table:style-name="ACE-4" office:value-type="string">
            <text:p>ENFERMEDAD</text:p>
          </table:table-cell>
          <table:table-cell table:style-name="ACE-4" office:value-type="string">
            <text:p>ACTIVIDA/OFICIO ACTUAL</text:p>
          </table:table-cell>
          <table:table-cell table:style-name="ACE-4" office:value-type="string">
            <text:p>PROFESION</text:p>
          </table:table-cell>
          <table:table-cell table:style-name="ACE-4" office:value-type="string">
            <text:p>NIVEL ESCOLAR</text:p>
          </table:table-cell>
          <table:table-cell table:style-name="ACE-4" office:value-type="string">
            <text:p>ASISTENTE A ESCUELA</text:p>
          </table:table-cell>
          <table:table-cell table:style-name="ACE-17" office:value-type="string">
            <text:p>ESTATUS MIGRATORIO</text:p>
          </table:table-cell>
          <table:table-cell table:style-name="ACE-17" office:value-type="string">
            <text:p>CONSENTIMIENTO </text:p>
          </table:table-cell>
          <table:table-cell table:style-name="ACE-19" office:value-type="string">
            <text:p>NOMBRE</text:p>
          </table:table-cell>
          <table:table-cell table:style-name="ACE-19" office:value-type="string">
            <text:p>APELLIDOS</text:p>
          </table:table-cell>
          <table:table-cell table:style-name="ACE-20" office:value-type="string">
            <text:p>TIPO DOCUMENTO</text:p>
          </table:table-cell>
          <table:table-cell table:style-name="ACE-19" office:value-type="string">
            <text:p>NUMERO DOCUMENTO</text:p>
          </table:table-cell>
          <table:table-cell table:style-name="ACE-22" office:value-type="string">
            <text:p>FECHA DE NACIMIENTO<text:line-break/>(dd/mm/aaaa)</text:p>
          </table:table-cell>
          <table:table-cell table:style-name="ACE-19" office:value-type="string">
            <text:p>EDAD DE SALIDA DE SU LUGAR DE ORIGEN</text:p>
          </table:table-cell>
          <table:table-cell table:style-name="ACE-19" office:value-type="string">
            <text:p>EDAD</text:p>
          </table:table-cell>
          <table:table-cell table:style-name="ACE-19" office:value-type="string">
            <text:p>SEXO</text:p>
          </table:table-cell>
          <table:table-cell table:style-name="ACE-19" office:value-type="string">
            <text:p>GÉNERO</text:p>
          </table:table-cell>
          <table:table-cell table:style-name="ACE-19" office:value-type="string">
            <text:p>PAIS NACIMIENTO</text:p>
          </table:table-cell>
          <table:table-cell table:style-name="ACE-19" office:value-type="string">
            <text:p>ESTADO/DEPARTAMENTO DE NACIMIENTO</text:p>
          </table:table-cell>
          <table:table-cell table:style-name="ACE-19" office:value-type="string">
            <text:p>MUNICIO DE NACIMIENTO</text:p>
          </table:table-cell>
          <table:table-cell table:style-name="ACE-19" office:value-type="string">
            <text:p>RANDO DE EDAD DE DESPLAZAMIENTO EMBLEMATICO</text:p>
          </table:table-cell>
          <table:table-cell table:style-name="ACE-19" office:value-type="string">
            <text:p>ETNIA</text:p>
          </table:table-cell>
          <table:table-cell table:style-name="ACE-19" office:value-type="string">
            <text:p>ORIENTACION SEXUAL</text:p>
          </table:table-cell>
          <table:table-cell table:style-name="ACE-19" office:value-type="string">
            <text:p>RELIGION</text:p>
          </table:table-cell>
          <table:table-cell table:style-name="ACE-19" office:value-type="string">
            <text:p>ESTADO CIVIL</text:p>
          </table:table-cell>
          <table:table-cell table:style-name="ACE-19" office:value-type="string">
            <text:p>ROLL EN LA FAMILIA</text:p>
          </table:table-cell>
          <table:table-cell table:style-name="ACE-19" office:value-type="string">
            <text:p>MATERNIDAD</text:p>
          </table:table-cell>
          <table:table-cell table:style-name="ACE-19" office:value-type="string">
            <text:p>DISCAPACIDAD</text:p>
          </table:table-cell>
          <table:table-cell table:style-name="ACE-19" office:value-type="string">
            <text:p>ENFERMEDAD</text:p>
          </table:table-cell>
          <table:table-cell table:style-name="ACE-19" office:value-type="string">
            <text:p>ACTIVIDA/OFICIO ACTUAL</text:p>
          </table:table-cell>
          <table:table-cell table:style-name="ACE-19" office:value-type="string">
            <text:p>PROFESION</text:p>
          </table:table-cell>
          <table:table-cell table:style-name="ACE-19" office:value-type="string">
            <text:p>NIVEL ESCOLAR</text:p>
          </table:table-cell>
          <table:table-cell table:style-name="ACE-19" office:value-type="string">
            <text:p>ASISTEN A LA ESCUELA</text:p>
          </table:table-cell>
          <table:table-cell table:style-name="ACE-19" office:value-type="string">
            <text:p>ESTATUS MIGRATORIO</text:p>
          </table:table-cell>
          <table:table-cell table:style-name="ACE-23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Si es el caso, indique cual. De lo contrario NO APLICA</text:span></text:span></text:span></text:span></text:span></text:span></text:span></text:span></text:p>
            </office:annotation>
            <text:p>FUE REMITIDO POR ALGUNA ORGANIZACIÓN?</text:p>
          </table:table-cell>
          <table:table-cell table:style-name="ACE-23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Si es el caso, indique cual. De lo contrario NO APLICA</text:span></text:span></text:span></text:span></text:span></text:span></text:span></text:span></text:p>
            </office:annotation>
            <text:p>SE ARTICULA Y/O REMITE a OTRA ORGANIZACIÓN? </text:p>
          </table:table-cell>
          <table:table-cell table:style-name="ACE-23" office:value-type="string">
            <text:p>ACOMPAÑAMIENTO PSICOSOCIAL</text:p>
          </table:table-cell>
          <table:table-cell table:style-name="ACE-23" office:value-type="string">
            <text:p>ASISTENCIA HUMANITARIA</text:p>
          </table:table-cell>
          <table:table-cell table:style-name="ACE-23" office:value-type="string">
            <text:p>MONTO AYUDA HUMANITARIA</text:p>
          </table:table-cell>
          <table:table-cell table:style-name="ACE-23" office:value-type="string">
            <text:p>ASISTENCIA LEGAL</text:p>
          </table:table-cell>
          <table:table-cell table:style-name="ACE-23" office:value-type="string">
            <text:p><text:s/>DESCRIPCION DEL CASO Y/O SOLICITUD</text:p>
          </table:table-cell>
          <table:table-cell table:style-name="ACE-23" office:value-type="string">
            <text:p>COMPROMISOS DE LA PERSONA</text:p>
          </table:table-cell>
          <table:table-cell table:style-name="ACE-23" office:value-type="string">
            <text:p>COMPROMISO DEL SJR</text:p>
          </table:table-cell>
          <table:table-cell table:style-name="ACE-23" office:value-type="string">
            <text:p>OBSERVACIONES</text:p>
          </table:table-cell>
          <table:table-cell table:style-name="ACE-15" office:value-type="string">
            <text:p>FECHA DE SALIDA<text:line-break/>(dd/mm/aaaa)</text:p>
          </table:table-cell>
          <table:table-cell table:style-name="ACE-15" office:value-type="string">
            <text:p>SITIO DE SALIDA</text:p>
          </table:table-cell>
          <table:table-cell table:style-name="ACE-15" office:value-type="string">
            <text:p>FECHA DE LLEGADA<text:line-break/>(dd/mm/aaaa)</text:p>
          </table:table-cell>
          <table:table-cell table:style-name="ACE-15" office:value-type="string">
            <text:p>SITIO DE LLEGADA</text:p>
          </table:table-cell>
          <table:table-cell table:style-name="ACE-15" office:value-type="string">
            <text:p>CAUSA DEL REFUGIO</text:p>
          </table:table-cell>
          <table:table-cell table:style-name="ACE-15" office:value-type="string">
            <text:p>ESTATUS MIGRATORIO</text:p>
          </table:table-cell>
          <table:table-cell table:style-name="ACE-15" office:value-type="string">
            <text:p>NECESIDAD DE PROTECCION INTERNACIONAL</text:p>
          </table:table-cell>
          <table:table-cell table:style-name="ACE-14" office:value-type="string">
            <text:p>OBSERVACIONES</text:p>
          </table:table-cell>
          <table:table-cell table:style-name="ACE-12" office:value-type="string">
            <text:p>FECHA DE SALIDA<text:line-break/>(dd/mm/aaaa)</text:p>
          </table:table-cell>
          <table:table-cell table:style-name="ACE-12" office:value-type="string">
            <text:p>SITIO DE SALIDA</text:p>
          </table:table-cell>
          <table:table-cell table:style-name="ACE-12" office:value-type="string">
            <text:p>FECHA DE LLEGADA<text:line-break/>(dd/mm/aaaa)</text:p>
          </table:table-cell>
          <table:table-cell table:style-name="ACE-12" office:value-type="string">
            <text:p>SITIO DE LLEGADA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scriba los tipos de violencia asociados al hecho victimizante.</text:span></text:span></text:span></text:span></text:span></text:span></text:span></text:span></text:p>
            </office:annotation>
            <text:p>HECHO VICTIMIZANTE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Del hecho victimizante</text:span></text:span></text:span></text:span></text:span></text:span></text:span></text:span></text:p>
            </office:annotation>
            <text:p>FECHA<text:line-break/>(dd/mm/aaaa)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Si el acto causó un desplazamiento especificar la fecha</text:span></text:span></text:span></text:span></text:span></text:span></text:span></text:span></text:p>
            </office:annotation>
            <text:p>CAUSÓ DESPLAZAMIENTO</text:p>
          </table:table-cell>
          <table:table-cell table:style-name="ACE-12" office:value-type="string">
            <text:p>AGENTE DE PERSECUCIÓN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n el caso de grupos paramilitare</text:span></text:span></text:span></text:span></text:span></text:span></text:span></text:span></text:p>
            </office:annotation>
            <text:p>BLOQUE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n el caso de grupos guerrilleros.</text:span></text:span></text:span></text:span></text:span></text:span></text:span></text:span></text:p>
            </office:annotation>
            <text:p>FRENTE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n el caso de ejército</text:span></text:span></text:span></text:span></text:span></text:span></text:span></text:span></text:p>
            </office:annotation>
            <text:p>DIVISION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n el caso de ejército</text:span></text:span></text:span></text:span></text:span></text:span></text:span></text:span></text:p>
            </office:annotation>
            <text:p>BRIGADA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En el caso de ejército</text:span></text:span></text:span></text:span></text:span></text:span></text:span></text:span></text:p>
            </office:annotation>
            <text:p>BATALLON</text:p>
          </table:table-cell>
          <table:table-cell table:style-name="ACE-12" office:value-type="string">
            <office:annotation>
              <text:p>KAREN:<text:line-break/><text:span text:style-name="NS-colour-000000"><text:span text:style-name="AC-strikethrough-none"><text:span text:style-name="AC-script"><text:span text:style-name="AC-script"><text:span text:style-name="NS-font-size9"><text:span text:style-name="AC-roman"><text:span text:style-name="AC-weight400"><text:span text:style-name="AC-underline-none">Por ejemplo incluir responsables individuales</text:span></text:span></text:span></text:span></text:span></text:span></text:span></text:span></text:p>
            </office:annotation>
            <text:p>OTRO</text:p>
          </table:table-cell>
          <table:table-cell table:number-columns-repeated="933" table:style-name="ACE-25"/>
        </table:table-row>
        <table:table-row table:style-name="AROW-0" table:number-rows-repeated="1048573">
          <table:table-cell table:number-columns-repeated="1024"/>
        </table:table-row>
        <table:table-row table:style-name="AROW-4">
          <table:table-cell table:number-columns-repeated="1024"/>
        </table:table-row>
        <table:named-expressions>
          <table:named-expression table:name="Print_Area" table:expression="of:=#REF!" table:base-cell-address="$'CASOS'.$A$1"/>
          <table:named-expression table:name="Sheet_Title" table:expression="of:=&quot;CASOS&quot;" table:base-cell-address="$'CASOS'.$A$1"/>
          <table:named-range table:name="_xlnm__FilterDatabase" table:cell-range-address="$'CASOS'.$A$2:.$CM$2" table:base-cell-address="$'CASOS'.$A$1"/>
        </table:named-expressions>
      </table:table>
      <table:table table:name="DATOS" table:style-name="ta-1" table:print="true">
        <office:forms form:automatic-focus="false" form:apply-design-mode="false">
          <form:form/>
        </office:forms>
        <table:table-column table:default-cell-style-name="ACE-26" table:style-name="ACOL-51"/>
        <table:table-column table:default-cell-style-name="ACE-26" table:style-name="ACOL-52"/>
        <table:table-column table:default-cell-style-name="ACE-26" table:style-name="ACOL-28" table:number-columns-repeated="3"/>
        <table:table-column table:default-cell-style-name="ACE-26" table:style-name="ACOL-53"/>
        <table:table-column table:default-cell-style-name="ACE-26" table:style-name="ACOL-41"/>
        <table:table-column table:default-cell-style-name="ACE-26" table:style-name="ACOL-54"/>
        <table:table-column table:default-cell-style-name="ACE-26" table:style-name="ACOL-9"/>
        <table:table-column table:default-cell-style-name="ACE-26" table:style-name="ACOL-55"/>
        <table:table-column table:default-cell-style-name="ACE-26" table:style-name="ACOL-28" table:number-columns-repeated="2"/>
        <table:table-column table:default-cell-style-name="ACE-26" table:style-name="ACOL-56"/>
        <table:table-column table:default-cell-style-name="ACE-26" table:style-name="ACOL-52"/>
        <table:table-column table:default-cell-style-name="ACE-26" table:style-name="ACOL-9"/>
        <table:table-column table:default-cell-style-name="ACE-26" table:style-name="ACOL-57"/>
        <table:table-column table:default-cell-style-name="ACE-26" table:style-name="ACOL-58"/>
        <table:table-column table:default-cell-style-name="ACE-26" table:style-name="ACOL-59"/>
        <table:table-column table:default-cell-style-name="ACE-26" table:style-name="ACOL-60"/>
        <table:table-column table:default-cell-style-name="ACE-26" table:style-name="ACOL-61"/>
        <table:table-column table:default-cell-style-name="ACE-26" table:style-name="ACOL-62"/>
        <table:table-column table:default-cell-style-name="ACE-26" table:style-name="ACOL-24"/>
        <table:table-column table:default-cell-style-name="ACE-26" table:style-name="ACOL-63"/>
        <table:table-column table:default-cell-style-name="ACE-26" table:style-name="ACOL-64"/>
        <table:table-column table:default-cell-style-name="ACE-26" table:style-name="ACOL-0"/>
        <table:table-column table:default-cell-style-name="ACE-26" table:style-name="ACOL-0" table:number-columns-repeated="999"/>
        <table:table-row table:style-name="AROW-5">
          <table:table-cell table:number-columns-repeated="1024"/>
        </table:table-row>
        <table:table-row table:style-name="AROW-5">
          <table:table-cell table:style-name="ACE-28" office:value-type="string">
            <text:p>ASESOR</text:p>
          </table:table-cell>
          <table:table-cell table:style-name="ACE-28" office:value-type="string">
            <text:p>TIPO DOCUMENTO</text:p>
          </table:table-cell>
          <table:table-cell table:style-name="ACE-28" office:value-type="string">
            <text:p>SEXO</text:p>
          </table:table-cell>
          <table:table-cell table:style-name="ACE-28" office:value-type="string">
            <text:p>PAIS</text:p>
          </table:table-cell>
          <table:table-cell table:style-name="ACE-28" office:value-type="string">
            <text:p>RELIGION</text:p>
          </table:table-cell>
          <table:table-cell table:style-name="ACE-28" office:value-type="string">
            <text:p>COMO SE ENTERO DE SJR</text:p>
          </table:table-cell>
          <table:table-cell table:style-name="ACE-28" office:value-type="string">
            <text:p>RANDO DE EDAD</text:p>
          </table:table-cell>
          <table:table-cell table:style-name="ACE-28" office:value-type="string">
            <text:p>ORIENTACION SEXUAL</text:p>
          </table:table-cell>
          <table:table-cell table:style-name="ACE-28" office:value-type="string">
            <text:p>ESTADO CIVIL</text:p>
          </table:table-cell>
          <table:table-cell table:style-name="ACE-28" office:value-type="string">
            <text:p>ROLL EN LA FAMILIA</text:p>
          </table:table-cell>
          <table:table-cell table:style-name="ACE-28" office:value-type="string">
            <text:p>MATERNIDAD</text:p>
          </table:table-cell>
          <table:table-cell table:style-name="ACE-28" office:value-type="string">
            <text:p>DISCAPACIDAD</text:p>
          </table:table-cell>
          <table:table-cell table:style-name="ACE-28" office:value-type="string">
            <text:p>ACTIVIDAD</text:p>
          </table:table-cell>
          <table:table-cell table:style-name="ACE-28" office:value-type="string">
            <text:p>NIVEL ESCOLAR</text:p>
          </table:table-cell>
          <table:table-cell table:style-name="ACE-28" office:value-type="string">
            <text:p>TIPO DE SITIO</text:p>
          </table:table-cell>
          <table:table-cell table:style-name="ACE-28" office:value-type="string">
            <text:p>CAUSA DE REFUGIO</text:p>
          </table:table-cell>
          <table:table-cell table:style-name="ACE-28" office:value-type="string">
            <text:p>ESTATUS MIGRATORIO</text:p>
          </table:table-cell>
          <table:table-cell table:style-name="ACE-28" office:value-type="string">
            <text:p>NPI</text:p>
          </table:table-cell>
          <table:table-cell table:style-name="ACE-28" office:value-type="string">
            <text:p>AGENTE DE PERSECUCION</text:p>
          </table:table-cell>
          <table:table-cell table:style-name="ACE-28" office:value-type="string">
            <text:p>ASISTENCIA HUMANITARIA</text:p>
          </table:table-cell>
          <table:table-cell table:style-name="ACE-28" office:value-type="string">
            <text:p>ASISTENCIA LEGAL </text:p>
          </table:table-cell>
          <table:table-cell table:style-name="ACE-28" office:value-type="string">
            <text:p>CATEGORIA</text:p>
          </table:table-cell>
          <table:table-cell table:style-name="ACE-28" office:value-type="string">
            <text:p>ACOMPAÑAMIENTO PSICOSOCIAL</text:p>
          </table:table-cell>
          <table:table-cell table:style-name="ACE-28" office:value-type="string">
            <text:p>ACOMPAÑAMIENTO JURIDICO</text:p>
          </table:table-cell>
          <table:table-cell table:number-columns-repeated="1000" table:style-name="ACE-29"/>
        </table:table-row>
        <table:table-row table:style-name="AROW-5"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number-columns-repeated="1000" table:style-name="ACE-26"/>
        </table:table-row>
        <table:table-row table:style-name="AROW-5">
          <table:table-cell table:style-name="ACE-26" office:value-type="string">
            <text:p>NELLY BARRIOS</text:p>
          </table:table-cell>
          <table:table-cell table:style-name="ACE-26" office:value-type="string">
            <text:p>CEDULA CIUDADANIA</text:p>
          </table:table-cell>
          <table:table-cell table:style-name="ACE-26" office:value-type="string">
            <text:p>MUJER</text:p>
          </table:table-cell>
          <table:table-cell table:style-name="ACE-26" office:value-type="string">
            <text:p>COLOMBIA</text:p>
          </table:table-cell>
          <table:table-cell table:style-name="ACE-26" office:value-type="string">
            <text:p>CATOLICO</text:p>
          </table:table-cell>
          <table:table-cell table:style-name="ACE-26" office:value-type="string">
            <text:p>COMUNIDAD DE ACOGIDA</text:p>
          </table:table-cell>
          <table:table-cell table:style-name="ACE-26" office:value-type="string">
            <text:p>De 0 a 15 años</text:p>
          </table:table-cell>
          <table:table-cell table:style-name="ACE-26" office:value-type="string">
            <text:p>HETEROSEXUAL</text:p>
          </table:table-cell>
          <table:table-cell table:style-name="ACE-26" office:value-type="string">
            <text:p>CASADO/A</text:p>
          </table:table-cell>
          <table:table-cell table:style-name="ACE-26" office:value-type="string">
            <text:p>PADRE-MADRE</text:p>
          </table:table-cell>
          <table:table-cell table:style-name="ACE-26" office:value-type="string">
            <text:p>GESTANTE</text:p>
          </table:table-cell>
          <table:table-cell table:style-name="ACE-26" office:value-type="string">
            <text:p>FISICA</text:p>
          </table:table-cell>
          <table:table-cell table:style-name="ACE-26" office:value-type="string">
            <text:p>AGRICULTOR/A</text:p>
          </table:table-cell>
          <table:table-cell table:style-name="ACE-26" office:value-type="string">
            <text:p>ANALFABETA</text:p>
          </table:table-cell>
          <table:table-cell table:style-name="ACE-26" office:value-type="string">
            <text:p>RURAL</text:p>
          </table:table-cell>
          <table:table-cell table:style-name="ACE-26" office:value-type="string">
            <text:p>RAZA</text:p>
          </table:table-cell>
          <table:table-cell table:style-name="ACE-26" office:value-type="string">
            <text:p>APATRIDA</text:p>
          </table:table-cell>
          <table:table-cell table:style-name="ACE-26" office:value-type="string">
            <text:p>NO ESPECIFICA</text:p>
          </table:table-cell>
          <table:table-cell table:style-name="ACE-26" office:value-type="string">
            <text:p>ACCU</text:p>
          </table:table-cell>
          <table:table-cell table:style-name="ACE-26" office:value-type="string">
            <text:p>TRANSPORTE</text:p>
          </table:table-cell>
          <table:table-cell table:style-name="ACE-26" office:value-type="string">
            <text:p>ACCIONES DE EXIGIBILIDAD DE DERECHOS </text:p>
          </table:table-cell>
          <table:table-cell table:style-name="ACE-26" office:value-type="string">
            <text:p>EJECUCION EXTRAJUDICIAL</text:p>
          </table:table-cell>
          <table:table-cell table:style-name="ACE-26" office:value-type="string">
            <text:p>PRIMEROS AUXILIOS PSICOLOGICOS</text:p>
          </table:table-cell>
          <table:table-cell table:style-name="ACE-26" office:value-type="string">
            <text:p>ASESORIA EN TEMAS MIGRATORIOS</text:p>
          </table:table-cell>
          <table:table-cell table:number-columns-repeated="1000" table:style-name="ACE-26"/>
        </table:table-row>
        <table:table-row table:style-name="AROW-5">
          <table:table-cell table:style-name="ACE-26" office:value-type="string">
            <text:p>ANDRES CASTELLANOS</text:p>
          </table:table-cell>
          <table:table-cell table:style-name="ACE-26" office:value-type="string">
            <text:p>CEDULA EXTRANJERIA</text:p>
          </table:table-cell>
          <table:table-cell table:style-name="ACE-26" office:value-type="string">
            <text:p>HOMBRE</text:p>
          </table:table-cell>
          <table:table-cell table:style-name="ACE-26" office:value-type="string">
            <text:p>VENEZUELA</text:p>
          </table:table-cell>
          <table:table-cell table:style-name="ACE-26" office:value-type="string">
            <text:p>PROTESTANTE</text:p>
          </table:table-cell>
          <table:table-cell table:style-name="ACE-26" office:value-type="string">
            <text:p>CONSEJO MUNICIPAL</text:p>
          </table:table-cell>
          <table:table-cell table:style-name="ACE-26" office:value-type="string">
            <text:p>De 16 a 25 años</text:p>
          </table:table-cell>
          <table:table-cell table:style-name="ACE-26" office:value-type="string">
            <text:p>HOMOSEXUAL</text:p>
          </table:table-cell>
          <table:table-cell table:style-name="ACE-26" office:value-type="string">
            <text:p>DIVORCIADO/A</text:p>
          </table:table-cell>
          <table:table-cell table:style-name="ACE-26" office:value-type="string">
            <text:p>PADRASTRO-MADRASTRA</text:p>
          </table:table-cell>
          <table:table-cell table:style-name="ACE-26" office:value-type="string">
            <text:p>LACTANTE </text:p>
          </table:table-cell>
          <table:table-cell table:style-name="ACE-26" office:value-type="string">
            <text:p>PSIQUICA</text:p>
          </table:table-cell>
          <table:table-cell table:style-name="ACE-26" office:value-type="string">
            <text:p>ALBAÑIL</text:p>
          </table:table-cell>
          <table:table-cell table:style-name="ACE-26" office:value-type="string">
            <text:p>NINGUNO</text:p>
          </table:table-cell>
          <table:table-cell table:style-name="ACE-26" office:value-type="string">
            <text:p>URBANO</text:p>
          </table:table-cell>
          <table:table-cell table:style-name="ACE-26" office:value-type="string">
            <text:p>RELIGION</text:p>
          </table:table-cell>
          <table:table-cell table:style-name="ACE-26" office:value-type="string">
            <text:p>MIGRANTE IRREGULAR</text:p>
          </table:table-cell>
          <table:table-cell table:style-name="ACE-26" office:value-type="string">
            <text:p>NO RECONOCIDO</text:p>
          </table:table-cell>
          <table:table-cell table:style-name="ACE-26" office:value-type="string">
            <text:p>AGENTE EXTRANJERO</text:p>
          </table:table-cell>
          <table:table-cell table:style-name="ACE-26" office:value-type="string">
            <text:p>BONO ASISTENCIA ALIMENTARIA</text:p>
          </table:table-cell>
          <table:table-cell table:style-name="ACE-26" office:value-type="string">
            <text:p>APERTURA EXPEDIENTE SOLICITUD REFUGIO</text:p>
          </table:table-cell>
          <table:table-cell table:style-name="ACE-26" office:value-type="string">
            <text:p>DESAPARICION FORZADA</text:p>
          </table:table-cell>
          <table:table-cell table:style-name="ACE-26" office:value-type="string">
            <text:p>ACOMPAÑAMIENTO FAMILIAR</text:p>
          </table:table-cell>
          <table:table-cell table:style-name="ACE-26" office:value-type="string">
            <text:p>ASESORIA EN ACCESO A DERECHOS</text:p>
          </table:table-cell>
          <table:table-cell table:number-columns-repeated="1000" table:style-name="ACE-26"/>
        </table:table-row>
        <table:table-row table:style-name="AROW-5">
          <table:table-cell table:style-name="ACE-26" office:value-type="string">
            <text:p>GREGORY LINARES</text:p>
          </table:table-cell>
          <table:table-cell table:style-name="ACE-26" office:value-type="string">
            <text:p>CEDULA DE IDENTIDAD</text:p>
          </table:table-cell>
          <table:table-cell table:style-name="ACE-26"/>
          <table:table-cell table:style-name="ACE-26" office:value-type="string">
            <text:p>ECUADOR</text:p>
          </table:table-cell>
          <table:table-cell table:style-name="ACE-26" office:value-type="string">
            <text:p>EVANGELICO</text:p>
          </table:table-cell>
          <table:table-cell table:style-name="ACE-26" office:value-type="string">
            <text:p>CONTACTO DIRECTO</text:p>
          </table:table-cell>
          <table:table-cell table:style-name="ACE-26" office:value-type="string">
            <text:p>De 26 a 45 años</text:p>
          </table:table-cell>
          <table:table-cell table:style-name="ACE-26" office:value-type="string">
            <text:p>BISEXUAL</text:p>
          </table:table-cell>
          <table:table-cell table:style-name="ACE-26" office:value-type="string">
            <text:p>SEPARADO/A</text:p>
          </table:table-cell>
          <table:table-cell table:style-name="ACE-26" office:value-type="string">
            <text:p>HIJO/A</text:p>
          </table:table-cell>
          <table:table-cell table:style-name="ACE-26" office:value-type="string">
            <text:p>NO APLICA</text:p>
          </table:table-cell>
          <table:table-cell table:style-name="ACE-26" office:value-type="string">
            <text:p>SENSORIAL</text:p>
          </table:table-cell>
          <table:table-cell table:style-name="ACE-26" office:value-type="string">
            <text:p>AMA DE CASA</text:p>
          </table:table-cell>
          <table:table-cell table:style-name="ACE-26" office:value-type="string">
            <text:p>PRIMARIA INCOMPLETA</text:p>
          </table:table-cell>
          <table:table-cell table:style-name="ACE-26" office:value-type="string">
            <text:p>URBANO Y RURAL</text:p>
          </table:table-cell>
          <table:table-cell table:style-name="ACE-26" office:value-type="string">
            <text:p>NACIONALIDAD</text:p>
          </table:table-cell>
          <table:table-cell table:style-name="ACE-26" office:value-type="string">
            <text:p>NACIONAL POR NACIMIENTO</text:p>
          </table:table-cell>
          <table:table-cell table:style-name="ACE-26" office:value-type="string">
            <text:p>OTROS</text:p>
          </table:table-cell>
          <table:table-cell table:style-name="ACE-26" office:value-type="string">
            <text:p>AGUILAS NEGRAS</text:p>
          </table:table-cell>
          <table:table-cell table:style-name="ACE-26" office:value-type="string">
            <text:p>ARRIENDO</text:p>
          </table:table-cell>
          <table:table-cell table:style-name="ACE-26" office:value-type="string">
            <text:p>ASESORIA DECISION REFUGIO NEGATIVA</text:p>
          </table:table-cell>
          <table:table-cell table:style-name="ACE-26" office:value-type="string">
            <text:p>TORTURA</text:p>
          </table:table-cell>
          <table:table-cell table:style-name="ACE-26" office:value-type="string">
            <text:p>SEGUIMIENTO CASO</text:p>
          </table:table-cell>
          <table:table-cell table:style-name="ACE-26" office:value-type="string">
            <text:p>INTERPOSICIÓN DE MECANISMOS DE EXIGIBILIDAD DE DERECHOS</text:p>
          </table:table-cell>
          <table:table-cell table:number-columns-repeated="1000" table:style-name="ACE-26"/>
        </table:table-row>
        <table:table-row table:style-name="AROW-5">
          <table:table-cell table:style-name="ACE-26" office:value-type="string">
            <text:p>KAREN UZCATEGUI</text:p>
          </table:table-cell>
          <table:table-cell table:style-name="ACE-26" office:value-type="string">
            <text:p>CEDULA DE TRANSEUNTE</text:p>
          </table:table-cell>
          <table:table-cell table:style-name="ACE-26"/>
          <table:table-cell table:style-name="ACE-26" office:value-type="string">
            <text:p>PERU</text:p>
          </table:table-cell>
          <table:table-cell table:style-name="ACE-26" office:value-type="string">
            <text:p>CRISTIANO</text:p>
          </table:table-cell>
          <table:table-cell table:style-name="ACE-26" office:value-type="string">
            <text:p>FAMILIARES O AMIGOS</text:p>
          </table:table-cell>
          <table:table-cell table:style-name="ACE-26" office:value-type="string">
            <text:p>De 46 a 60 años</text:p>
          </table:table-cell>
          <table:table-cell table:style-name="ACE-26"/>
          <table:table-cell table:style-name="ACE-26" office:value-type="string">
            <text:p>SIN INFORMACION</text:p>
          </table:table-cell>
          <table:table-cell table:style-name="ACE-26" office:value-type="string">
            <text:p>HERMANO/A</text:p>
          </table:table-cell>
          <table:table-cell table:style-name="ACE-26"/>
          <table:table-cell table:style-name="ACE-26" office:value-type="string">
            <text:p>NO APLICA</text:p>
          </table:table-cell>
          <table:table-cell table:style-name="ACE-26" office:value-type="string">
            <text:p>CAMPESINO/A</text:p>
          </table:table-cell>
          <table:table-cell table:style-name="ACE-26" office:value-type="string">
            <text:p>PRIMARIA</text:p>
          </table:table-cell>
          <table:table-cell table:style-name="ACE-26" office:value-type="string">
            <text:p>SIN INFORMACION</text:p>
          </table:table-cell>
          <table:table-cell table:style-name="ACE-26" office:value-type="string">
            <text:p>PERTENECIA A GRUPO SOCIAL</text:p>
          </table:table-cell>
          <table:table-cell table:style-name="ACE-26" office:value-type="string">
            <text:p>NACIONAL POR NATURALIZACION</text:p>
          </table:table-cell>
          <table:table-cell table:style-name="ACE-26" office:value-type="string">
            <text:p>PERSONA CON NECESIDAD DE PROTECCION TEMPORAL</text:p>
          </table:table-cell>
          <table:table-cell table:style-name="ACE-26" office:value-type="string">
            <text:p>ARMADA</text:p>
          </table:table-cell>
          <table:table-cell table:style-name="ACE-26" office:value-type="string">
            <text:p>HOSPEDAJE TRANSITORIO</text:p>
          </table:table-cell>
          <table:table-cell table:style-name="ACE-26" office:value-type="string">
            <text:p>ASESORIA DECISION REFUGIO POSITIVA</text:p>
          </table:table-cell>
          <table:table-cell table:style-name="ACE-26" office:value-type="string">
            <text:p>LESIÓN FÍSICA</text:p>
          </table:table-cell>
          <table:table-cell table:style-name="ACE-26" office:value-type="string">
            <text:p>OTRO</text:p>
          </table:table-cell>
          <table:table-cell table:style-name="ACE-26" office:value-type="string">
            <text:p>SEGUIMIENTO DE CASO</text:p>
          </table:table-cell>
          <table:table-cell table:number-columns-repeated="1000" table:style-name="ACE-26"/>
        </table:table-row>
        <table:table-row table:style-name="AROW-5">
          <table:table-cell table:style-name="ACE-26"/>
          <table:table-cell table:style-name="ACE-26" office:value-type="string">
            <text:p>CEDULA DE RESIDENTE</text:p>
          </table:table-cell>
          <table:table-cell table:style-name="ACE-26"/>
          <table:table-cell table:style-name="ACE-26" office:value-type="string">
            <text:p>ARGENTINA</text:p>
          </table:table-cell>
          <table:table-cell table:style-name="ACE-26" office:value-type="string">
            <text:p>MUSULMÁN</text:p>
          </table:table-cell>
          <table:table-cell table:style-name="ACE-26" office:value-type="string">
            <text:p>IGLESIA-AGENTE PARROQUIAL</text:p>
          </table:table-cell>
          <table:table-cell table:style-name="ACE-26" office:value-type="string">
            <text:p>De 61 en adelante</text:p>
          </table:table-cell>
          <table:table-cell table:style-name="ACE-26"/>
          <table:table-cell table:style-name="ACE-26" office:value-type="string">
            <text:p>SOLTERO/A</text:p>
          </table:table-cell>
          <table:table-cell table:style-name="ACE-26" office:value-type="string">
            <text:p>PAREJA</text:p>
          </table:table-cell>
          <table:table-cell table:number-columns-repeated="2" table:style-name="ACE-26"/>
          <table:table-cell table:style-name="ACE-26" office:value-type="string">
            <text:p>COCINERO/A</text:p>
          </table:table-cell>
          <table:table-cell table:style-name="ACE-26" office:value-type="string">
            <text:p>SECUNDARIA</text:p>
          </table:table-cell>
          <table:table-cell table:style-name="ACE-26"/>
          <table:table-cell table:style-name="ACE-26" office:value-type="string">
            <text:p>OPINION POLITICA</text:p>
          </table:table-cell>
          <table:table-cell table:style-name="ACE-26" office:value-type="string">
            <text:p>REFUGIADO</text:p>
          </table:table-cell>
          <table:table-cell table:style-name="ACE-26" office:value-type="string">
            <text:p>PERSONA EN SITUACION DE REFUGIO</text:p>
          </table:table-cell>
          <table:table-cell table:style-name="ACE-26" office:value-type="string">
            <text:p>AUC</text:p>
          </table:table-cell>
          <table:table-cell table:style-name="ACE-26" office:value-type="string">
            <text:p>SALUD (EXAMENES Y/O MEDICAMENTOS)</text:p>
          </table:table-cell>
          <table:table-cell table:style-name="ACE-26" office:value-type="string">
            <text:p>ASESORIA SOBRE TRAMITES DE NATURALIZACION</text:p>
          </table:table-cell>
          <table:table-cell table:style-name="ACE-26" office:value-type="string">
            <text:p>DETENCIPON ARBITRARIA</text:p>
          </table:table-cell>
          <table:table-cell table:style-name="ACE-26" office:value-type="string">
            <text:p>NO APLICA</text:p>
          </table:table-cell>
          <table:table-cell table:style-name="ACE-26" office:value-type="string">
            <text:p>OTRO</text:p>
          </table:table-cell>
          <table:table-cell table:number-columns-repeated="1000" table:style-name="ACE-26"/>
        </table:table-row>
        <table:table-row table:style-name="AROW-5">
          <table:table-cell table:style-name="ACE-26"/>
          <table:table-cell table:style-name="ACE-26" office:value-type="string">
            <text:p>CONTRASEÑA</text:p>
          </table:table-cell>
          <table:table-cell table:style-name="ACE-26"/>
          <table:table-cell table:style-name="ACE-26" office:value-type="string">
            <text:p>OTRO</text:p>
          </table:table-cell>
          <table:table-cell table:style-name="ACE-26" office:value-type="string">
            <text:p>JUDÍO</text:p>
          </table:table-cell>
          <table:table-cell table:style-name="ACE-26" office:value-type="string">
            <text:p>INSTITUCIONES EDUCATIVAS</text:p>
          </table:table-cell>
          <table:table-cell table:style-name="ACE-26" office:value-type="string">
            <text:p>sin información</text:p>
          </table:table-cell>
          <table:table-cell table:style-name="ACE-26"/>
          <table:table-cell table:style-name="ACE-26" office:value-type="string">
            <text:p>UNION LIBRE</text:p>
          </table:table-cell>
          <table:table-cell table:style-name="ACE-26" office:value-type="string">
            <text:p>NIETO/A</text:p>
          </table:table-cell>
          <table:table-cell table:number-columns-repeated="2" table:style-name="ACE-26"/>
          <table:table-cell table:style-name="ACE-26" office:value-type="string">
            <text:p>COMERCIANTE</text:p>
          </table:table-cell>
          <table:table-cell table:style-name="ACE-26" office:value-type="string">
            <text:p>SECUNDARIA INCOMPLETA</text:p>
          </table:table-cell>
          <table:table-cell table:style-name="ACE-26"/>
          <table:table-cell table:style-name="ACE-26" office:value-type="string">
            <text:p>VIOLENCIA GENERALIZADA</text:p>
          </table:table-cell>
          <table:table-cell table:style-name="ACE-26" office:value-type="string">
            <text:p>PASAPORTE CON PIP</text:p>
          </table:table-cell>
          <table:table-cell table:style-name="ACE-26" office:value-type="string">
            <text:p>PROTECCION TEMPORAL HUMANITARIA</text:p>
          </table:table-cell>
          <table:table-cell table:style-name="ACE-26" office:value-type="string">
            <text:p>AUTODEFENSAS CAMPESINAS DEL MAGDALENA MEDIO, ACMM</text:p>
          </table:table-cell>
          <table:table-cell table:style-name="ACE-26" office:value-type="string">
            <text:p>TRÁMITE DE DOCUMENTOS</text:p>
          </table:table-cell>
          <table:table-cell table:style-name="ACE-26" office:value-type="string">
            <text:p>CAMBIO DE DOMICILIO PERMANENTE</text:p>
          </table:table-cell>
          <table:table-cell table:style-name="ACE-26" office:value-type="string">
            <text:p>AMENAZA</text:p>
          </table:table-cell>
          <table:table-cell table:style-name="ACE-26"/>
          <table:table-cell table:style-name="ACE-26" office:value-type="string">
            <text:p>NO APLICA</text:p>
          </table:table-cell>
          <table:table-cell table:number-columns-repeated="1000" table:style-name="ACE-26"/>
        </table:table-row>
        <table:table-row table:style-name="AROW-5">
          <table:table-cell table:style-name="ACE-26"/>
          <table:table-cell table:style-name="ACE-26" office:value-type="string">
            <text:p>DOCUMENTO PROVISIONAL</text:p>
          </table:table-cell>
          <table:table-cell table:number-columns-repeated="2" table:style-name="ACE-26"/>
          <table:table-cell table:style-name="ACE-26" office:value-type="string">
            <text:p>OTRO</text:p>
          </table:table-cell>
          <table:table-cell table:style-name="ACE-26" office:value-type="string">
            <text:p>ONG</text:p>
          </table:table-cell>
          <table:table-cell table:number-columns-repeated="2" table:style-name="ACE-26"/>
          <table:table-cell table:style-name="ACE-26" office:value-type="string">
            <text:p>VIUDO/A</text:p>
          </table:table-cell>
          <table:table-cell table:style-name="ACE-26" office:value-type="string">
            <text:p>ABUELO/A</text:p>
          </table:table-cell>
          <table:table-cell table:number-columns-repeated="2" table:style-name="ACE-26"/>
          <table:table-cell table:style-name="ACE-26" office:value-type="string">
            <text:p>CORTE Y COSTURA</text:p>
          </table:table-cell>
          <table:table-cell table:style-name="ACE-26" office:value-type="string">
            <text:p>PROFESIONAL</text:p>
          </table:table-cell>
          <table:table-cell table:style-name="ACE-26"/>
          <table:table-cell table:style-name="ACE-26" office:value-type="string">
            <text:p>DESASTRE NATURAL</text:p>
          </table:table-cell>
          <table:table-cell table:style-name="ACE-26" office:value-type="string">
            <text:p>PNPI</text:p>
          </table:table-cell>
          <table:table-cell table:style-name="ACE-26" office:value-type="string">
            <text:p>SOLICITANTE DE REFUGIO</text:p>
          </table:table-cell>
          <table:table-cell table:style-name="ACE-26" office:value-type="string">
            <text:p>AUTODEFENSAS DE CASANARE</text:p>
          </table:table-cell>
          <table:table-cell table:style-name="ACE-26" office:value-type="string">
            <text:p>KIT HIGIENE</text:p>
          </table:table-cell>
          <table:table-cell table:style-name="ACE-26" office:value-type="string">
            <text:p>GESTIONES PARA TRAMITES DE DOCUMENTACION ANTE CNR Y SAIME</text:p>
          </table:table-cell>
          <table:table-cell table:style-name="ACE-26" office:value-type="string">
            <text:p>ATENTADO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PARTIDA DE NACIMIENTO</text:p>
          </table:table-cell>
          <table:table-cell table:number-columns-repeated="3" table:style-name="ACE-26"/>
          <table:table-cell table:style-name="ACE-26" office:value-type="string">
            <text:p>OTRAS AGENCIAS HUMANITARIAS</text:p>
          </table:table-cell>
          <table:table-cell table:number-columns-repeated="3" table:style-name="ACE-26"/>
          <table:table-cell table:style-name="ACE-26" office:value-type="string">
            <text:p>CUÑADO/A</text:p>
          </table:table-cell>
          <table:table-cell table:number-columns-repeated="2" table:style-name="ACE-26"/>
          <table:table-cell table:style-name="ACE-26" office:value-type="string">
            <text:p>DESEMPLEADO/A</text:p>
          </table:table-cell>
          <table:table-cell table:style-name="ACE-26" office:value-type="string">
            <text:p>PROFESIONAL INCOMPLETA</text:p>
          </table:table-cell>
          <table:table-cell table:style-name="ACE-26"/>
          <table:table-cell table:style-name="ACE-26" office:value-type="string">
            <text:p>AGRESION EXTRANJERA</text:p>
          </table:table-cell>
          <table:table-cell table:style-name="ACE-26" office:value-type="string">
            <text:p>VISA (V) VISITANTE</text:p>
          </table:table-cell>
          <table:table-cell table:style-name="ACE-26" office:value-type="string">
            <text:p>TRATA Y TRÁFICO</text:p>
          </table:table-cell>
          <table:table-cell table:style-name="ACE-26" office:value-type="string">
            <text:p>AUTODEFENSAS DE CUNDINAMARCA</text:p>
          </table:table-cell>
          <table:table-cell table:style-name="ACE-26" office:value-type="string">
            <text:p>KIT HABITAD</text:p>
          </table:table-cell>
          <table:table-cell table:style-name="ACE-26" office:value-type="string">
            <text:p>GESTION DE OTROS TRAMITES LEGALES VARIOS</text:p>
          </table:table-cell>
          <table:table-cell table:style-name="ACE-26" office:value-type="string">
            <text:p>VIOLENCIA SEXUAL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PASAPORTE</text:p>
          </table:table-cell>
          <table:table-cell table:number-columns-repeated="3" table:style-name="ACE-26"/>
          <table:table-cell table:style-name="ACE-26" office:value-type="string">
            <text:p>OTROS SOLICITANTES O DESPLAZADOS</text:p>
          </table:table-cell>
          <table:table-cell table:number-columns-repeated="3" table:style-name="ACE-26"/>
          <table:table-cell table:style-name="ACE-26" office:value-type="string">
            <text:p>PRIMO/A</text:p>
          </table:table-cell>
          <table:table-cell table:number-columns-repeated="2" table:style-name="ACE-26"/>
          <table:table-cell table:style-name="ACE-26" office:value-type="string">
            <text:p>ELECTRICISTA</text:p>
          </table:table-cell>
          <table:table-cell table:style-name="ACE-26" office:value-type="string">
            <text:p>TECNICO</text:p>
          </table:table-cell>
          <table:table-cell table:style-name="ACE-26"/>
          <table:table-cell table:style-name="ACE-26" office:value-type="string">
            <text:p>CONFLICTOS INTERNOS</text:p>
          </table:table-cell>
          <table:table-cell table:style-name="ACE-26" office:value-type="string">
            <text:p>VISA (M) MIGRANTE</text:p>
          </table:table-cell>
          <table:table-cell table:style-name="ACE-26" office:value-type="string">
            <text:p>SIN INFORMACION</text:p>
          </table:table-cell>
          <table:table-cell table:style-name="ACE-26" office:value-type="string">
            <text:p>AUTODEFENSAS DE LOS LLANOS ORIENTALESAUTODEFENSAS DE PUERTO BOYACA</text:p>
          </table:table-cell>
          <table:table-cell table:style-name="ACE-26" office:value-type="string">
            <text:p>KIT BEBE/NIÑO</text:p>
          </table:table-cell>
          <table:table-cell table:style-name="ACE-26" office:value-type="string">
            <text:p>INFORMACION DCHOS DEBERES Y CONDICION PROCEDIMIENTO REFUGIO</text:p>
          </table:table-cell>
          <table:table-cell table:style-name="ACE-26" office:value-type="string">
            <text:p>EJECUCIÓN EXTRAJUDICIAL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REGISTRO CIVIL</text:p>
          </table:table-cell>
          <table:table-cell table:number-columns-repeated="3" table:style-name="ACE-26"/>
          <table:table-cell table:style-name="ACE-26" office:value-type="string">
            <text:p>PAGINA DE INTERNET DEL SJR U OTRAS REDES SOCIALES</text:p>
          </table:table-cell>
          <table:table-cell table:number-columns-repeated="3" table:style-name="ACE-26"/>
          <table:table-cell table:style-name="ACE-26" office:value-type="string">
            <text:p>SOBRINO/A</text:p>
          </table:table-cell>
          <table:table-cell table:number-columns-repeated="2" table:style-name="ACE-26"/>
          <table:table-cell table:style-name="ACE-26" office:value-type="string">
            <text:p>INDEPENDIENTE</text:p>
          </table:table-cell>
          <table:table-cell table:style-name="ACE-26" office:value-type="string">
            <text:p>TECNICO INCOMPLETA</text:p>
          </table:table-cell>
          <table:table-cell table:style-name="ACE-26"/>
          <table:table-cell table:style-name="ACE-26" office:value-type="string">
            <text:p>VIOLACION MASIVA DE DERECHOS HUMANOS</text:p>
          </table:table-cell>
          <table:table-cell table:style-name="ACE-26" office:value-type="string">
            <text:p>VISA ( R) RESIDENTE</text:p>
          </table:table-cell>
          <table:table-cell table:style-name="ACE-26"/>
          <table:table-cell table:style-name="ACE-26" office:value-type="string">
            <text:p>AUTODEFENSAS DE RAMON ISAZA</text:p>
          </table:table-cell>
          <table:table-cell table:style-name="ACE-26" office:value-type="string">
            <text:p>KIT DE SALUD SEXUAL Y/O REPRODUCTIVA</text:p>
          </table:table-cell>
          <table:table-cell table:style-name="ACE-26" office:value-type="string">
            <text:p>NOTIFICACION TRASLADO TEMPORAL</text:p>
          </table:table-cell>
          <table:table-cell table:style-name="ACE-26" office:value-type="string">
            <text:p>DESAPARICIÓN FORZADA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SIN DOCUMENTO</text:p>
          </table:table-cell>
          <table:table-cell table:number-columns-repeated="3" table:style-name="ACE-26"/>
          <table:table-cell table:style-name="ACE-26" office:value-type="string">
            <text:p>RADIO</text:p>
          </table:table-cell>
          <table:table-cell table:number-columns-repeated="3" table:style-name="ACE-26"/>
          <table:table-cell table:style-name="ACE-26" office:value-type="string">
            <text:p>TIO/A</text:p>
          </table:table-cell>
          <table:table-cell table:number-columns-repeated="2" table:style-name="ACE-26"/>
          <table:table-cell table:style-name="ACE-26" office:value-type="string">
            <text:p>LIDER COMUNITARIO</text:p>
          </table:table-cell>
          <table:table-cell table:style-name="ACE-26" office:value-type="string">
            <text:p>SIN INFORMACION</text:p>
          </table:table-cell>
          <table:table-cell table:style-name="ACE-26"/>
          <table:table-cell table:style-name="ACE-26" office:value-type="string">
            <text:p>CIRCUNSTANCIAS QUE HAYAN PERTURBADO GRAVEMENTE EL ORDEN PUBLICO</text:p>
          </table:table-cell>
          <table:table-cell table:style-name="ACE-26" office:value-type="string">
            <text:p>VISA (B) BENEFICIARIO</text:p>
          </table:table-cell>
          <table:table-cell table:style-name="ACE-26"/>
          <table:table-cell table:style-name="ACE-26" office:value-type="string">
            <text:p>AUTODEFENSAS DE SANTANDER Y SUR DEL CESAR</text:p>
          </table:table-cell>
          <table:table-cell table:style-name="ACE-26" office:value-type="string">
            <text:p>OTROS</text:p>
          </table:table-cell>
          <table:table-cell table:style-name="ACE-26" office:value-type="string">
            <text:p>PERMISO DE TRABAJO</text:p>
          </table:table-cell>
          <table:table-cell table:style-name="ACE-26" office:value-type="string">
            <text:p>DEPORTACIÓN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TARJETA DE IDENTIDAD</text:p>
          </table:table-cell>
          <table:table-cell table:number-columns-repeated="3" table:style-name="ACE-26"/>
          <table:table-cell table:style-name="ACE-26" office:value-type="string">
            <text:p>REDES COMUNITARIAS O VECINALES</text:p>
          </table:table-cell>
          <table:table-cell table:number-columns-repeated="3" table:style-name="ACE-26"/>
          <table:table-cell table:style-name="ACE-26" office:value-type="string">
            <text:p>YERNO - NUERA</text:p>
          </table:table-cell>
          <table:table-cell table:number-columns-repeated="2" table:style-name="ACE-26"/>
          <table:table-cell table:style-name="ACE-26" office:value-type="string">
            <text:p>MINERO</text:p>
          </table:table-cell>
          <table:table-cell table:number-columns-repeated="2" table:style-name="ACE-26"/>
          <table:table-cell table:style-name="ACE-26" office:value-type="string">
            <text:p>GENEROCAUSAS ECONOMICAS</text:p>
          </table:table-cell>
          <table:table-cell table:style-name="ACE-26" office:value-type="string">
            <text:p>PEP</text:p>
          </table:table-cell>
          <table:table-cell table:style-name="ACE-26"/>
          <table:table-cell table:style-name="ACE-26" office:value-type="string">
            <text:p>COMBATIENTES</text:p>
          </table:table-cell>
          <table:table-cell table:style-name="ACE-26" office:value-type="string">
            <text:p>NO APLICA</text:p>
          </table:table-cell>
          <table:table-cell table:style-name="ACE-26" office:value-type="string">
            <text:p>REDACCION RECURSO DE RECONSIDERACION</text:p>
          </table:table-cell>
          <table:table-cell table:style-name="ACE-26" office:value-type="string">
            <text:p>JUDICIALIZACIÓN ARBITRARIA</text:p>
          </table:table-cell>
          <table:table-cell table:number-columns-repeated="2" table:style-name="ACE-26"/>
          <table:table-cell table:style-name="ACE-26" office:value-type="string">
            <text:p>&lt;</text:p>
          </table:table-cell>
          <table:table-cell table:number-columns-repeated="999" table:style-name="ACE-26"/>
        </table:table-row>
        <table:table-row table:style-name="AROW-5">
          <table:table-cell table:style-name="ACE-26"/>
          <table:table-cell table:style-name="ACE-26" office:value-type="string">
            <text:p>CERTIFICADO DE NACIMIENTO</text:p>
          </table:table-cell>
          <table:table-cell table:number-columns-repeated="3" table:style-name="ACE-26"/>
          <table:table-cell table:style-name="ACE-26" office:value-type="string">
            <text:p>REMISION DE LA CNR</text:p>
          </table:table-cell>
          <table:table-cell table:number-columns-repeated="3" table:style-name="ACE-26"/>
          <table:table-cell table:style-name="ACE-26" office:value-type="string">
            <text:p>SUEGRO/A</text:p>
          </table:table-cell>
          <table:table-cell table:number-columns-repeated="2" table:style-name="ACE-26"/>
          <table:table-cell table:style-name="ACE-26" office:value-type="string">
            <text:p>OFICIOS VARIOS</text:p>
          </table:table-cell>
          <table:table-cell table:number-columns-repeated="2" table:style-name="ACE-26"/>
          <table:table-cell table:style-name="ACE-26" office:value-type="string">
            <text:p>GRUPOS ETNICOS</text:p>
          </table:table-cell>
          <table:table-cell table:style-name="ACE-26" office:value-type="string">
            <text:p>PEP-RAMV</text:p>
          </table:table-cell>
          <table:table-cell table:style-name="ACE-26"/>
          <table:table-cell table:style-name="ACE-26" office:value-type="string">
            <text:p>CTI</text:p>
          </table:table-cell>
          <table:table-cell table:style-name="ACE-26"/>
          <table:table-cell table:style-name="ACE-26" office:value-type="string">
            <text:p>REMISION DE CASOS</text:p>
          </table:table-cell>
          <table:table-cell table:style-name="ACE-26" office:value-type="string">
            <text:p>VIOLACIÓN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OTRO</text:p>
          </table:table-cell>
          <table:table-cell table:number-columns-repeated="3" table:style-name="ACE-26"/>
          <table:table-cell table:style-name="ACE-26" office:value-type="string">
            <text:p>SIN INFORMACION</text:p>
          </table:table-cell>
          <table:table-cell table:number-columns-repeated="3" table:style-name="ACE-26"/>
          <table:table-cell table:style-name="ACE-26" office:value-type="string">
            <text:p>OTRO</text:p>
          </table:table-cell>
          <table:table-cell table:number-columns-repeated="2" table:style-name="ACE-26"/>
          <table:table-cell table:style-name="ACE-26" office:value-type="string">
            <text:p>OTRO</text:p>
          </table:table-cell>
          <table:table-cell table:number-columns-repeated="2" table:style-name="ACE-26"/>
          <table:table-cell table:style-name="ACE-26" office:value-type="string">
            <text:p>PERSECUSION</text:p>
          </table:table-cell>
          <table:table-cell table:style-name="ACE-26" office:value-type="string">
            <text:p>SOLICITUD DE REFUGIO</text:p>
          </table:table-cell>
          <table:table-cell table:style-name="ACE-26"/>
          <table:table-cell table:style-name="ACE-26" office:value-type="string">
            <text:p>DAS</text:p>
          </table:table-cell>
          <table:table-cell table:style-name="ACE-26"/>
          <table:table-cell table:style-name="ACE-26" office:value-type="string">
            <text:p>TRATA Y TRAFICO</text:p>
          </table:table-cell>
          <table:table-cell table:style-name="ACE-26" office:value-type="string">
            <text:p>EMBARAZO FORZADO</text:p>
          </table:table-cell>
          <table:table-cell table:number-columns-repeated="1002" table:style-name="ACE-26"/>
        </table:table-row>
        <table:table-row table:style-name="AROW-5">
          <table:table-cell table:number-columns-repeated="5" table:style-name="ACE-26"/>
          <table:table-cell table:style-name="ACE-26" office:value-type="string">
            <text:p>INSTITUCION GUBERNAMENTAL</text:p>
          </table:table-cell>
          <table:table-cell table:number-columns-repeated="3" table:style-name="ACE-26"/>
          <table:table-cell table:style-name="ACE-26" office:value-type="string">
            <text:p>SIN INFORMACIÓN</text:p>
          </table:table-cell>
          <table:table-cell table:number-columns-repeated="2" table:style-name="ACE-26"/>
          <table:table-cell table:style-name="ACE-26" office:value-type="string">
            <text:p>PANADERO/A</text:p>
          </table:table-cell>
          <table:table-cell table:number-columns-repeated="2" table:style-name="ACE-26"/>
          <table:table-cell table:style-name="ACE-26" office:value-type="string">
            <text:p>ORIENTACION SEXUAL</text:p>
          </table:table-cell>
          <table:table-cell table:style-name="ACE-26" office:value-type="string">
            <text:p>TMF</text:p>
          </table:table-cell>
          <table:table-cell table:style-name="ACE-26"/>
          <table:table-cell table:style-name="ACE-26" office:value-type="string">
            <text:p>DIJIN</text:p>
          </table:table-cell>
          <table:table-cell table:style-name="ACE-26"/>
          <table:table-cell table:style-name="ACE-26" office:value-type="string">
            <text:p>IMPRESIÓN PEP-RAMV</text:p>
          </table:table-cell>
          <table:table-cell table:style-name="ACE-26" office:value-type="string">
            <text:p>PROSTITUCIÓN FORZADA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8" office:value-type="string">
            <text:p>ASISTE A LA ESCUELA</text:p>
          </table:table-cell>
          <table:table-cell table:style-name="ACE-28" office:value-type="string">
            <text:p>GÉNERO</text:p>
          </table:table-cell>
          <table:table-cell table:style-name="ACE-28"/>
          <table:table-cell table:style-name="ACE-28" office:value-type="string">
            <text:p>ETNIA</text:p>
          </table:table-cell>
          <table:table-cell table:number-columns-repeated="7" table:style-name="ACE-26"/>
          <table:table-cell table:style-name="ACE-26" office:value-type="string">
            <text:p>PELUQUERIA Y MANICURISTA</text:p>
          </table:table-cell>
          <table:table-cell table:number-columns-repeated="2" table:style-name="ACE-26"/>
          <table:table-cell table:style-name="ACE-26" office:value-type="string">
            <text:p>NO APLICA</text:p>
          </table:table-cell>
          <table:table-cell table:style-name="ACE-26" office:value-type="string">
            <text:p>SIN INFORMACIÓN</text:p>
          </table:table-cell>
          <table:table-cell table:style-name="ACE-26"/>
          <table:table-cell table:style-name="ACE-26" office:value-type="string">
            <text:p>EJERCITO</text:p>
          </table:table-cell>
          <table:table-cell table:style-name="ACE-26" office:value-type="string">
            <text:p>ENTREGA DE DINERO</text:p>
          </table:table-cell>
          <table:table-cell table:style-name="ACE-26" office:value-type="string">
            <text:p>SOLICITUD CORRECION PEP-RAMV ANTE MIGRACION</text:p>
          </table:table-cell>
          <table:table-cell table:style-name="ACE-26" office:value-type="string">
            <text:p>ESTERILIZACIÓN FORZADA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7" office:value-type="string">
            <text:p>Elige una opción</text:p>
          </table:table-cell>
          <table:table-cell table:style-name="ACE-27" office:value-type="string">
            <text:p>Elige una opción</text:p>
          </table:table-cell>
          <table:table-cell table:style-name="ACE-26"/>
          <table:table-cell table:style-name="ACE-27" office:value-type="string">
            <text:p>Elige una opción</text:p>
          </table:table-cell>
          <table:table-cell table:number-columns-repeated="7" table:style-name="ACE-26"/>
          <table:table-cell table:style-name="ACE-26" office:value-type="string">
            <text:p>PESCADOR</text:p>
          </table:table-cell>
          <table:table-cell table:number-columns-repeated="2" table:style-name="ACE-26"/>
          <table:table-cell table:style-name="ACE-26" office:value-type="string">
            <text:p>SIN INFORMACIÓN</text:p>
          </table:table-cell>
          <table:table-cell table:number-columns-repeated="2" table:style-name="ACE-26"/>
          <table:table-cell table:style-name="ACE-26" office:value-type="string">
            <text:p>ELN</text:p>
          </table:table-cell>
          <table:table-cell table:style-name="ACE-26" office:value-type="string">
            <text:p>ENTREGA DE MEDICINAS</text:p>
          </table:table-cell>
          <table:table-cell table:style-name="ACE-26" office:value-type="string">
            <text:p>OTRO</text:p>
          </table:table-cell>
          <table:table-cell table:style-name="ACE-26" office:value-type="string">
            <text:p><text:s/>ESCLAVITUD SEXUAL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SI</text:p>
          </table:table-cell>
          <table:table-cell table:style-name="ACE-26" office:value-type="string">
            <text:p>FEMENINO</text:p>
          </table:table-cell>
          <table:table-cell table:style-name="ACE-26"/>
          <table:table-cell table:style-name="ACE-26" office:value-type="string">
            <text:p>AFRO</text:p>
          </table:table-cell>
          <table:table-cell table:number-columns-repeated="7" table:style-name="ACE-26"/>
          <table:table-cell table:style-name="ACE-26" office:value-type="string">
            <text:p>PIANGUERO</text:p>
          </table:table-cell>
          <table:table-cell table:number-columns-repeated="5" table:style-name="ACE-26"/>
          <table:table-cell table:style-name="ACE-26" office:value-type="string">
            <text:p>EPL</text:p>
          </table:table-cell>
          <table:table-cell table:style-name="ACE-26" office:value-type="string">
            <text:p>ENTREGA DE UNIFORMES ESCOLARES</text:p>
          </table:table-cell>
          <table:table-cell table:style-name="ACE-26" office:value-type="string">
            <text:p>NO APLICA</text:p>
          </table:table-cell>
          <table:table-cell table:style-name="ACE-26" office:value-type="string">
            <text:p>ABUSO SEXUAL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NO</text:p>
          </table:table-cell>
          <table:table-cell table:style-name="ACE-26" office:value-type="string">
            <text:p>MASCULINO</text:p>
          </table:table-cell>
          <table:table-cell table:style-name="ACE-26"/>
          <table:table-cell table:style-name="ACE-26" office:value-type="string">
            <text:p>INDIGENA</text:p>
          </table:table-cell>
          <table:table-cell table:number-columns-repeated="7" table:style-name="ACE-26"/>
          <table:table-cell table:style-name="ACE-26" office:value-type="string">
            <text:p>SIN INFORMACION</text:p>
          </table:table-cell>
          <table:table-cell table:number-columns-repeated="5" table:style-name="ACE-26"/>
          <table:table-cell table:style-name="ACE-26" office:value-type="string">
            <text:p>ERG</text:p>
          </table:table-cell>
          <table:table-cell table:style-name="ACE-26" office:value-type="string">
            <text:p>ENTREFA DE UTILES ESCOLARES</text:p>
          </table:table-cell>
          <table:table-cell table:style-name="ACE-26"/>
          <table:table-cell table:style-name="ACE-26" office:value-type="string">
            <text:p>ABORTO FORZADO</text:p>
          </table:table-cell>
          <table:table-cell table:number-columns-repeated="1002" table:style-name="ACE-26"/>
        </table:table-row>
        <table:table-row table:style-name="AROW-5">
          <table:table-cell table:style-name="ACE-26"/>
          <table:table-cell table:style-name="ACE-26" office:value-type="string">
            <text:p>NO APLICA</text:p>
          </table:table-cell>
          <table:table-cell table:style-name="ACE-26" office:value-type="string">
            <text:p>INTERSEXUAL</text:p>
          </table:table-cell>
          <table:table-cell table:style-name="ACE-26"/>
          <table:table-cell table:style-name="ACE-26" office:value-type="string">
            <text:p>ROOM</text:p>
          </table:table-cell>
          <table:table-cell table:number-columns-repeated="7" table:style-name="ACE-26"/>
          <table:table-cell table:style-name="ACE-26" office:value-type="string">
            <text:p>TRABAJADOR DOMESTICO</text:p>
          </table:table-cell>
          <table:table-cell table:number-columns-repeated="5" table:style-name="ACE-26"/>
          <table:table-cell table:style-name="ACE-26" office:value-type="string">
            <text:p>ERP</text:p>
          </table:table-cell>
          <table:table-cell table:style-name="ACE-26" office:value-type="string">
            <text:p>EXAMENES MEDICOS</text:p>
          </table:table-cell>
          <table:table-cell table:style-name="ACE-26"/>
          <table:table-cell table:style-name="ACE-26" office:value-type="string">
            <text:p>JUDICIALIZACIÓN ARBITRARIA</text:p>
          </table:table-cell>
          <table:table-cell table:number-columns-repeated="1002" table:style-name="ACE-26"/>
        </table:table-row>
        <table:table-row table:style-name="AROW-5">
          <table:table-cell table:number-columns-repeated="4" table:style-name="ACE-26"/>
          <table:table-cell table:style-name="ACE-26" office:value-type="string">
            <text:p>OTRO</text:p>
          </table:table-cell>
          <table:table-cell table:number-columns-repeated="7" table:style-name="ACE-26"/>
          <table:table-cell table:style-name="ACE-26" office:value-type="string">
            <text:p>OBRERO</text:p>
          </table:table-cell>
          <table:table-cell table:number-columns-repeated="5" table:style-name="ACE-26"/>
          <table:table-cell table:style-name="ACE-26" office:value-type="string">
            <text:p>ESTADO COLOMBIANO</text:p>
          </table:table-cell>
          <table:table-cell table:style-name="ACE-26" office:value-type="string">
            <text:p>KIT DE ALIMENTACION</text:p>
          </table:table-cell>
          <table:table-cell table:style-name="ACE-26"/>
          <table:table-cell table:style-name="ACE-26" office:value-type="string">
            <text:p>VIOLACIÓN</text:p>
          </table:table-cell>
          <table:table-cell table:number-columns-repeated="1002" table:style-name="ACE-26"/>
        </table:table-row>
        <table:table-row table:style-name="AROW-5">
          <table:table-cell table:number-columns-repeated="4" table:style-name="ACE-26"/>
          <table:table-cell table:style-name="ACE-26" office:value-type="string">
            <text:p>SIN INFORMACION</text:p>
          </table:table-cell>
          <table:table-cell table:number-columns-repeated="7" table:style-name="ACE-26"/>
          <table:table-cell table:style-name="ACE-26" office:value-type="string">
            <text:p>CONDUCTOR</text:p>
          </table:table-cell>
          <table:table-cell table:number-columns-repeated="5" table:style-name="ACE-26"/>
          <table:table-cell table:style-name="ACE-26" office:value-type="string">
            <text:p>FARC-EP</text:p>
          </table:table-cell>
          <table:table-cell table:style-name="ACE-26" office:value-type="string">
            <text:p>KIT DE HIGIENE</text:p>
          </table:table-cell>
          <table:table-cell table:style-name="ACE-26"/>
          <table:table-cell table:style-name="ACE-26" office:value-type="string">
            <text:p>EMBARAZO FORZAD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FISCALIA</text:p>
          </table:table-cell>
          <table:table-cell table:style-name="ACE-26" office:value-type="string">
            <text:p>KIT DE INSTALACION DE HOGAR</text:p>
          </table:table-cell>
          <table:table-cell table:style-name="ACE-26"/>
          <table:table-cell table:style-name="ACE-26" office:value-type="string">
            <text:p>ESCLAVITUD SEXUAL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FUERZA AEREA</text:p>
          </table:table-cell>
          <table:table-cell table:style-name="ACE-26" office:value-type="string">
            <text:p>OTROS ?CUALES?</text:p>
          </table:table-cell>
          <table:table-cell table:style-name="ACE-26"/>
          <table:table-cell table:style-name="ACE-26" office:value-type="string">
            <text:p>DETENCIÓN ARBITRARÍA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FUERZA PUBLICA</text:p>
          </table:table-cell>
          <table:table-cell table:style-name="ACE-26" office:value-type="string">
            <text:p>PAGO APOSTILLADO DE NOTAS</text:p>
          </table:table-cell>
          <table:table-cell table:style-name="ACE-26"/>
          <table:table-cell table:style-name="ACE-26" office:value-type="string">
            <text:p>ASESINAT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FUERZAS MILITARES</text:p>
          </table:table-cell>
          <table:table-cell table:style-name="ACE-26" office:value-type="string">
            <text:p>PAGO DE CIRUGIAS</text:p>
          </table:table-cell>
          <table:table-cell table:style-name="ACE-26"/>
          <table:table-cell table:style-name="ACE-26" office:value-type="string">
            <text:p>SECUESTR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GAULA</text:p>
          </table:table-cell>
          <table:table-cell table:style-name="ACE-26" office:value-type="string">
            <text:p>PAGO DE CONSULTAS MEIDCAS</text:p>
          </table:table-cell>
          <table:table-cell table:style-name="ACE-26"/>
          <table:table-cell table:style-name="ACE-26" office:value-type="string">
            <text:p>RAPT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GRUPOS DE INTOLERANCIA SOCIAL</text:p>
          </table:table-cell>
          <table:table-cell table:style-name="ACE-26" office:value-type="string">
            <text:p>PAGO DE DOCUMENTOS (PASAPORTE Y OTROS)</text:p>
          </table:table-cell>
          <table:table-cell table:style-name="ACE-26"/>
          <table:table-cell table:style-name="ACE-26" office:value-type="string">
            <text:p>ASESINAT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GUERRILLA </text:p>
          </table:table-cell>
          <table:table-cell table:style-name="ACE-26" office:value-type="string">
            <text:p>PAGO DE HOSPEDAJE</text:p>
          </table:table-cell>
          <table:table-cell table:style-name="ACE-26"/>
          <table:table-cell table:style-name="ACE-26" office:value-type="string">
            <text:p>CAMPO MINAD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INFORMACION CONTRADICTORIA</text:p>
          </table:table-cell>
          <table:table-cell table:style-name="ACE-26" office:value-type="string">
            <text:p>PAGO DE INSCRIPCION EN PLANTEL EDUCATIVO</text:p>
          </table:table-cell>
          <table:table-cell table:style-name="ACE-26"/>
          <table:table-cell table:style-name="ACE-26" office:value-type="string">
            <text:p>AMETRALLAMIENTO Y/O BOMBARDEO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INPEC</text:p>
          </table:table-cell>
          <table:table-cell table:style-name="ACE-26" office:value-type="string">
            <text:p>SERVICIO DE COMIDAS</text:p>
          </table:table-cell>
          <table:table-cell table:style-name="ACE-26"/>
          <table:table-cell table:style-name="ACE-26" office:value-type="string">
            <text:p>TOMA DE REHENE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LOS PAISAS</text:p>
          </table:table-cell>
          <table:table-cell table:style-name="ACE-26" office:value-type="string">
            <text:p>SIN INFORMACION</text:p>
          </table:table-cell>
          <table:table-cell table:style-name="ACE-26"/>
          <table:table-cell table:style-name="ACE-26" office:value-type="string">
            <text:p>RECLUTAMIENTO DE MENORE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LOS RASTROJOS</text:p>
          </table:table-cell>
          <table:table-cell table:style-name="ACE-26" office:value-type="string">
            <text:p>TRASLADO A LA CNR LOCAL</text:p>
          </table:table-cell>
          <table:table-cell table:style-name="ACE-26"/>
          <table:table-cell table:style-name="ACE-26" office:value-type="string">
            <text:p>ESCUDO INDIVIDUAL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LOS URABEÑOS</text:p>
          </table:table-cell>
          <table:table-cell table:style-name="ACE-26" office:value-type="string">
            <text:p>TRASLADO A LA CNR NACIONAL</text:p>
          </table:table-cell>
          <table:table-cell table:style-name="ACE-26"/>
          <table:table-cell table:style-name="ACE-26" office:value-type="string">
            <text:p>MUERTO POR ATAQUE A BIENES CIVILE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MILICIAS</text:p>
          </table:table-cell>
          <table:table-cell table:style-name="ACE-26" office:value-type="string">
            <text:p>TRASLADO A OTRA INSTANCIA PUBLICA</text:p>
          </table:table-cell>
          <table:table-cell table:style-name="ACE-26"/>
          <table:table-cell table:style-name="ACE-26" office:value-type="string">
            <text:p>LESIÓN POR ATAQUE A BIENES CIVILE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MOVIMIENTO JAIME BATEMAN CAYON</text:p>
          </table:table-cell>
          <table:table-cell table:style-name="ACE-26" office:value-type="string">
            <text:p>TRASLADO POR CONDICIONES DE SEGURIDAD</text:p>
          </table:table-cell>
          <table:table-cell table:style-name="ACE-26"/>
          <table:table-cell table:style-name="ACE-26" office:value-type="string">
            <text:p>MUERTO POR OBJETIVOS, MÉTODOS Y MEDIOS ILÍCITO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OTROS</text:p>
          </table:table-cell>
          <table:table-cell table:style-name="ACE-26" office:value-type="string">
            <text:p>TRASLADO POR REUBICACION</text:p>
          </table:table-cell>
          <table:table-cell table:style-name="ACE-26"/>
          <table:table-cell table:style-name="ACE-26" office:value-type="string">
            <text:p>LESIÓN POR OBJETIVOS, MÉTODOS Y MEDIOS ILÍCITO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PARAMILITARES</text:p>
          </table:table-cell>
          <table:table-cell table:style-name="ACE-26" office:value-type="string">
            <text:p>TRASLADO POR SALUD</text:p>
          </table:table-cell>
          <table:table-cell table:style-name="ACE-26"/>
          <table:table-cell table:style-name="ACE-26" office:value-type="string">
            <text:p>HOMICIDIO INTENCIONAL DE PERSONA PROTEGIDA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POLICIA</text:p>
          </table:table-cell>
          <table:table-cell table:style-name="ACE-26" office:value-type="string">
            <text:p>NO APLICA</text:p>
          </table:table-cell>
          <table:table-cell table:style-name="ACE-26"/>
          <table:table-cell table:style-name="ACE-26" office:value-type="string">
            <text:p>LESIÓN A PERSONA PROTEGIDA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POLO INSURGENTE</text:p>
          </table:table-cell>
          <table:table-cell table:number-columns-repeated="2" table:style-name="ACE-26"/>
          <table:table-cell table:style-name="ACE-26" office:value-type="string">
            <text:p>CIVIL MUERTO EN ACCIÓN BÉLICA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SIJIN</text:p>
          </table:table-cell>
          <table:table-cell table:number-columns-repeated="2" table:style-name="ACE-26"/>
          <table:table-cell table:style-name="ACE-26" office:value-type="string">
            <text:p>ESCLAVITUD Y TRABAJOS FORZADOS</text:p>
          </table:table-cell>
          <table:table-cell table:number-columns-repeated="1002" table:style-name="ACE-26"/>
        </table:table-row>
        <table:table-row table:style-name="AROW-5">
          <table:table-cell table:number-columns-repeated="18" table:style-name="ACE-26"/>
          <table:table-cell table:style-name="ACE-26" office:value-type="string">
            <text:p>SIN INFORMACION</text:p>
          </table:table-cell>
          <table:table-cell table:number-columns-repeated="2" table:style-name="ACE-26"/>
          <table:table-cell table:style-name="ACE-26" office:value-type="string">
            <text:p>NEGACIÓN DE DERECHOS A PRISIONEROS DE GUERRA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NEGACIÓN DE ATENCIÓN A PERSONA VULNERABLE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PROFANACIÓN Y OCULTAMIENTO DE CADAVERES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AMENAZAS INDIRECTAS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CAMPOS MINADOS/ MUNICIONES SIN DETONAR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CONFRONTACIÓN POR ACTORES ARMADOS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ERRADICACIÓN Y FUMIGACIÓN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PRESENCIA GUERRILLERA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PARAMILITARIZACIÓN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MILITARIZACIÓN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MEGAPROYECTO DE MINERÍA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MEGAPROYECTO DE PALMA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ORIENTACIÓN SEXUAL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RECLUTAMIENTO Y VINCULACIÓN DE NNAJ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POR PERTENECER A UN GRUPO SOCIAL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CONFINAMIENTO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TEMOR FUNDADO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OTRO</text:p>
          </table:table-cell>
          <table:table-cell table:number-columns-repeated="1002" table:style-name="ACE-26"/>
        </table:table-row>
        <table:table-row table:style-name="AROW-5">
          <table:table-cell table:number-columns-repeated="21" table:style-name="ACE-26"/>
          <table:table-cell table:style-name="ACE-26" office:value-type="string">
            <text:p>SIN INFORMACIÓN</text:p>
          </table:table-cell>
          <table:table-cell table:number-columns-repeated="1002" table:style-name="ACE-26"/>
        </table:table-row>
        <table:table-row table:style-name="AROW-5" table:number-rows-repeated="1048513">
          <table:table-cell table:number-columns-repeated="1024"/>
        </table:table-row>
        <table:named-expressions>
          <table:named-expression table:name="Print_Area" table:expression="of:=#REF!" table:base-cell-address="$'DATOS'.$A$1"/>
          <table:named-expression table:name="Sheet_Title" table:expression="of:=&quot;DATOS&quot;" table:base-cell-address="$'DATOS'.$A$1"/>
        </table:named-expressions>
      </table:table>
      <table:named-expressions>
        <table:named-range table:name="__Anonymous_Sheet_DB__0" table:cell-range-address="$'CASOS'.$A$2:.$CM$2" table:base-cell-address="$'CASOS'.$A$1"/>
      </table:named-expressions>
      <table:database-ranges>
        <table:database-range table:target-range-address="CASOS.A2:CASOS.CM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long" number:calendar="gregorian"/>
    </number:dat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3.4393700787401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CASOS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DATOS" style:page-layout-name="pl-1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6.0300</meta:user-defined>
    <meta:user-defined meta:name="Company" meta:value-type="string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9-02-28T05:44:40Z</dc:date>
    <meta:creation-date>2018-10-09T15:04:57Z</meta:creation-date>
    <meta:editing-cycles>1</meta:editing-cycles>
    <meta:editing-duration>PT1M38S</meta:editing-duration>
    <meta:generator>gnumeric/1.12.43</meta:generator>
    <meta:initial-creator>HP</meta:initial-creator>
  </office:meta>
</office:document-meta>
</file>